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Calibri2" svg:font-family="Calibri" style:font-family-generic="swiss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ZUHCBF+ArialMT1" svg:font-family="ZUHCBF+ArialMT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27.01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7.017cm"/>
    </style:style>
    <style:style style:name="Tabla3.B" style:family="table-column">
      <style:table-column-properties style:column-width="7.001cm"/>
    </style:style>
    <style:style style:name="Tabla3.D" style:family="table-column">
      <style:table-column-properties style:column-width="2cm"/>
    </style:style>
    <style:style style:name="Tabla3.E" style:family="table-column">
      <style:table-column-properties style:column-width="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13" style:family="table-row">
      <style:table-row-properties fo:background-color="transparent" fo:keep-together="auto">
        <style:background-image/>
      </style:table-row-properties>
    </style:style>
    <style:style style:name="Tabla3.B14" style:family="table-cell">
      <style:table-cell-properties style:vertical-align="top"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a3.H14" style:family="table-cell">
      <style:table-cell-properties style:vertical-align="top" fo:background-color="transparent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3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ca" fo:country="ES"/>
    </style:style>
    <style:style style:name="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3" style:family="paragraph" style:parent-style-name="Standard" style:master-page-name="">
      <style:paragraph-properties style:page-number="auto" fo:break-before="auto" fo:break-after="auto"/>
      <style:text-properties fo:font-size="9pt" fo:language="ca" fo:country="ES" style:font-size-asian="7.84999990463257pt" style:font-size-complex="9pt"/>
    </style:style>
    <style:style style:name="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5" style:family="paragraph" style:parent-style-name="Header">
      <style:text-properties fo:font-size="8pt" officeooo:rsid="0048d237" officeooo:paragraph-rsid="006b4271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6b4271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6b4271" style:font-size-asian="8pt" style:font-size-complex="8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6b4271" style:font-size-asian="10pt" style:font-size-complex="10pt"/>
    </style:style>
    <style:style style:name="P9" style:family="paragraph" style:parent-style-name="LO-normal">
      <style:text-properties style:font-name="Calibri" fo:font-size="9pt" fo:language="ca" fo:country="ES" style:font-size-asian="9pt" style:font-name-complex="Calibri"/>
    </style:style>
    <style:style style:name="P10" style:family="paragraph" style:parent-style-name="LO-normal">
      <style:paragraph-properties style:snap-to-layout-grid="false"/>
      <style:text-properties fo:language="ca" fo:country="ES"/>
    </style:style>
    <style:style style:name="P11" style:family="paragraph" style:parent-style-name="Table_20_Contents">
      <style:paragraph-properties fo:margin-top="0.101cm" fo:margin-bottom="0cm" style:contextual-spacing="false" style:snap-to-layout-grid="false"/>
      <style:text-properties fo:language="ca" fo:country="ES"/>
    </style:style>
    <style:style style:name="P12" style:family="paragraph" style:parent-style-name="Table_20_Contents">
      <style:paragraph-properties fo:margin-top="0.101cm" fo:margin-bottom="0cm" style:contextual-spacing="false" style:snap-to-layout-grid="false"/>
      <style:text-properties fo:language="ca" fo:country="ES" officeooo:paragraph-rsid="00494219"/>
    </style:style>
    <style:style style:name="P13" style:family="paragraph" style:parent-style-name="Table_20_Contents">
      <style:paragraph-properties fo:margin-top="0.101cm" fo:margin-bottom="0cm" style:contextual-spacing="false" fo:background-color="#ffffff" style:snap-to-layout-grid="false">
        <style:background-image/>
      </style:paragraph-properties>
      <style:text-properties fo:language="ca" fo:country="ES"/>
    </style:style>
    <style:style style:name="P14" style:family="paragraph" style:parent-style-name="Standard">
      <style:paragraph-properties fo:margin-top="0.101cm" fo:margin-bottom="0cm" style:contextual-spacing="false" style:snap-to-layout-grid="false"/>
      <style:text-properties fo:color="#000000" style:font-name="Calibri" fo:font-size="9pt" fo:language="ca" fo:country="ES" officeooo:paragraph-rsid="0068b006" style:font-name-asian="ZUHCBF+ArialMT" style:font-size-asian="9pt" style:font-name-complex="Calibri"/>
    </style:style>
    <style:style style:name="P15" style:family="paragraph" style:parent-style-name="Standard">
      <style:paragraph-properties style:line-height-at-least="0.176cm" style:text-autospace="none" style:snap-to-layout-grid="false"/>
      <style:text-properties fo:language="ca" fo:country="ES"/>
    </style:style>
    <style:style style:name="P16" style:family="paragraph" style:parent-style-name="Standard">
      <style:paragraph-properties style:line-height-at-least="0.353cm" style:snap-to-layout-grid="false"/>
      <style:text-properties fo:language="ca" fo:country="ES"/>
    </style:style>
    <style:style style:name="P17" style:family="paragraph" style:parent-style-name="Standard">
      <style:paragraph-properties style:line-height-at-least="0.353cm" style:text-autospace="none" style:snap-to-layout-grid="false"/>
      <style:text-properties fo:language="ca" fo:country="ES"/>
    </style:style>
    <style:style style:name="P18" style:family="paragraph" style:parent-style-name="Standard">
      <style:paragraph-properties fo:line-height="115%" fo:orphans="2" fo:widows="2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19" style:family="paragraph" style:parent-style-name="Standard">
      <style:paragraph-properties style:line-height-at-least="0.353cm" style:snap-to-layout-grid="false"/>
      <style:text-properties fo:color="#000000" style:font-name="Calibri" fo:font-size="9pt" fo:language="ca" fo:country="ES" officeooo:paragraph-rsid="0068b006" style:font-size-asian="9pt" style:font-name-complex="Calibri"/>
    </style:style>
    <style:style style:name="P20" style:family="paragraph" style:parent-style-name="Standard">
      <style:paragraph-properties style:line-height-at-least="0.353cm"/>
      <style:text-properties fo:color="#000000" style:font-name="Calibri" fo:font-size="9pt" style:font-name-asian="Arial" style:font-size-asian="9pt" style:font-name-complex="Calibri"/>
    </style:style>
    <style:style style:name="P21" style:family="paragraph" style:parent-style-name="Standard">
      <style:paragraph-properties style:line-height-at-least="0.353cm" style:snap-to-layout-grid="false"/>
      <style:text-properties fo:color="#000000" style:font-name="Calibri" fo:font-size="9pt" style:font-name-asian="Arial" style:font-size-asian="9pt" style:font-name-complex="Calibri"/>
    </style:style>
    <style:style style:name="P22" style:family="paragraph" style:parent-style-name="Standard">
      <style:paragraph-properties style:line-height-at-least="0.176cm"/>
      <style:text-properties fo:color="#000000" style:font-name="Calibri" fo:font-size="9pt" style:font-name-asian="Arial" style:font-size-asian="9pt" style:font-name-complex="Calibri"/>
    </style:style>
    <style:style style:name="P23" style:family="paragraph" style:parent-style-name="Standard">
      <style:paragraph-properties style:line-height-at-least="0.176cm" fo:text-align="justify" style:justify-single-word="false"/>
      <style:text-properties fo:color="#000000" style:font-name="Calibri" fo:font-size="9pt" style:font-name-asian="Arial" style:font-size-asian="9pt" style:font-name-complex="Calibri"/>
    </style:style>
    <style:style style:name="P24" style:family="paragraph" style:parent-style-name="Standard">
      <style:paragraph-properties style:line-height-at-least="0.176cm" style:snap-to-layout-grid="false"/>
      <style:text-properties fo:color="#000000" style:font-name="Calibri" fo:font-size="9pt" style:font-name-asian="Arial" style:font-size-asian="9pt" style:font-name-complex="Calibri"/>
    </style:style>
    <style:style style:name="P25" style:family="paragraph" style:parent-style-name="Standard">
      <style:paragraph-properties fo:orphans="2" fo:widows="2" fo:hyphenation-ladder-count="no-limit" style:text-autospace="none" style:snap-to-layout-grid="false"/>
      <style:text-properties fo:color="#000000" style:font-name="Calibri" fo:font-size="9pt" officeooo:paragraph-rsid="0068b006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26" style:family="paragraph" style:parent-style-name="Standard">
      <style:paragraph-properties fo:orphans="2" fo:widows="2" fo:hyphenation-ladder-count="no-limit" style:text-autospace="none"/>
      <style:text-properties fo:color="#000000" style:font-name="Calibri" fo:font-size="9pt" officeooo:paragraph-rsid="0068b006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27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fo:color="#000000" style:font-name="Calibri" fo:font-size="9pt" officeooo:paragraph-rsid="0068b006" style:font-size-asian="9pt" style:font-name-complex="Calibri"/>
    </style:style>
    <style:style style:name="P28" style:family="paragraph" style:parent-style-name="Standard">
      <style:paragraph-properties style:snap-to-layout-grid="false"/>
      <style:text-properties fo:color="#000000" style:font-name="Calibri" fo:font-size="9pt" officeooo:paragraph-rsid="0068b006" style:font-size-asian="9pt" style:font-name-complex="Calibri"/>
    </style:style>
    <style:style style:name="P29" style:family="paragraph" style:parent-style-name="Standard">
      <style:text-properties fo:color="#000000" style:font-name="Calibri" fo:font-size="9pt" officeooo:paragraph-rsid="0068b006" style:font-size-asian="9pt" style:font-name-complex="Calibri"/>
    </style:style>
    <style:style style:name="P30" style:family="paragraph" style:parent-style-name="Standard">
      <style:paragraph-properties style:snap-to-layout-grid="false"/>
      <style:text-properties fo:color="#000000" style:font-name="Calibri" fo:font-size="9pt" officeooo:paragraph-rsid="0068b006" style:font-name-asian="ZUHCBF+ArialMT" style:font-size-asian="9pt" style:font-name-complex="Calibri"/>
    </style:style>
    <style:style style:name="P31" style:family="paragraph" style:parent-style-name="Standard">
      <style:text-properties fo:color="#000000" style:font-name="Calibri" fo:font-size="9pt" officeooo:paragraph-rsid="0068b006" style:font-name-asian="ZUHCBF+ArialMT" style:font-size-asian="9pt" style:font-name-complex="Calibri"/>
    </style:style>
    <style:style style:name="P32" style:family="paragraph" style:parent-style-name="Standard">
      <style:text-properties fo:font-size="9pt" fo:language="ca" fo:country="ES" style:font-size-asian="7.84999990463257pt" style:font-size-complex="9pt"/>
    </style:style>
    <style:style style:name="P33" style:family="paragraph" style:parent-style-name="Standard">
      <style:paragraph-properties style:line-height-at-least="0.353cm" style:text-autospace="none" style:snap-to-layout-grid="false"/>
      <style:text-properties style:font-name="Calibri" fo:font-size="9pt" fo:language="ca" fo:country="ES" style:font-name-asian="ZUHCBF+ArialMT" style:font-size-asian="9pt" style:font-name-complex="Calibri"/>
    </style:style>
    <style:style style:name="P34" style:family="paragraph" style:parent-style-name="Standard">
      <style:paragraph-properties style:line-height-at-least="0.176cm" fo:text-align="justify" style:justify-single-word="false" style:text-autospace="none" style:snap-to-layout-grid="false"/>
      <style:text-properties style:font-name="Calibri" fo:font-size="9pt" fo:language="ca" fo:country="ES" officeooo:paragraph-rsid="0068b006" style:font-name-asian="Arial" style:font-size-asian="9pt" style:font-name-complex="Calibri"/>
    </style:style>
    <style:style style:name="P35" style:family="paragraph" style:parent-style-name="Standard">
      <style:paragraph-properties fo:orphans="2" fo:widows="2" fo:hyphenation-ladder-count="no-limit" style:text-autospace="none" style:snap-to-layout-grid="false"/>
      <style:text-properties style:font-name="Calibri" fo:font-size="9pt" fo:language="ca" fo:country="ES" officeooo:paragraph-rsid="0068b006" style:font-size-asian="9pt" style:font-name-complex="Calibri" fo:hyphenate="true" fo:hyphenation-remain-char-count="2" fo:hyphenation-push-char-count="2"/>
    </style:style>
    <style:style style:name="P36" style:family="paragraph" style:parent-style-name="Standard">
      <style:paragraph-properties style:snap-to-layout-grid="false"/>
      <style:text-properties style:font-name="Calibri" fo:font-size="9pt" officeooo:paragraph-rsid="0068b006" style:font-size-asian="9pt" style:font-name-complex="Calibri"/>
    </style:style>
    <style:style style:name="P37" style:family="paragraph" style:parent-style-name="Standard">
      <style:text-properties style:font-name="Calibri" fo:font-size="9pt" officeooo:paragraph-rsid="0068b006" style:font-size-asian="9pt" style:font-name-complex="Calibri"/>
    </style:style>
    <style:style style:name="P38" style:family="paragraph" style:parent-style-name="Standard">
      <style:paragraph-properties style:line-height-at-least="0.176cm" fo:text-align="justify" style:justify-single-word="false"/>
      <style:text-properties style:font-name="Calibri" fo:font-size="9pt" style:font-name-asian="Arial" style:font-size-asian="9pt" style:font-name-complex="Calibri"/>
    </style:style>
    <style:style style:name="P39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style:font-name-asian="Arial" style:font-size-asian="9pt" style:font-name-complex="Calibri"/>
    </style:style>
    <style:style style:name="P40" style:family="paragraph" style:parent-style-name="Standard">
      <style:paragraph-properties fo:orphans="2" fo:widows="2" fo:hyphenation-ladder-count="no-limit" style:text-autospace="none"/>
      <style:text-properties style:font-name="Calibri" fo:font-size="9pt" officeooo:paragraph-rsid="0068b006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41" style:family="paragraph" style:parent-style-name="Standard">
      <style:text-properties officeooo:paragraph-rsid="0068b006"/>
    </style:style>
    <style:style style:name="P42" style:family="paragraph" style:parent-style-name="Standard">
      <style:paragraph-properties style:line-height-at-least="0.176cm" fo:text-align="center" style:justify-single-word="false" style:snap-to-layout-grid="false"/>
      <style:text-properties fo:color="#ffffff" style:font-name="Calibri" fo:font-size="12pt" fo:language="ca" fo:country="ES" officeooo:rsid="0068385c" officeooo:paragraph-rsid="0068b006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43" style:family="paragraph" style:parent-style-name="Standard">
      <style:paragraph-properties fo:text-align="center" style:justify-single-word="false" fo:orphans="2" fo:widows="2" fo:hyphenation-ladder-count="no-limit" style:text-autospace="none" style:snap-to-layout-grid="false"/>
      <style:text-properties fo:color="#ffffff" style:font-name="Calibri" fo:font-size="12pt" fo:language="ca" fo:country="ES" officeooo:rsid="0068385c" officeooo:paragraph-rsid="0068b006" style:letter-kerning="true" style:font-name-asian="SimSun1" style:font-size-asian="12pt" style:language-asian="zh" style:country-asian="CN" style:font-name-complex="Calibri" style:font-size-complex="12pt" style:language-complex="hi" style:country-complex="IN" fo:hyphenate="true" fo:hyphenation-remain-char-count="2" fo:hyphenation-push-char-count="2"/>
    </style:style>
    <style:style style:name="P44" style:family="paragraph" style:parent-style-name="LO-normal">
      <style:paragraph-properties fo:margin-top="0cm" fo:margin-bottom="0.212cm" style:contextual-spacing="false" style:line-height-at-least="0.353cm" style:snap-to-layout-grid="false"/>
      <style:text-properties style:font-name="Calibri" fo:font-size="9pt" fo:language="ca" fo:country="ES" style:font-name-asian="Arial" style:font-size-asian="9pt" style:font-name-complex="Calibri"/>
    </style:style>
    <style:style style:name="P45" style:family="paragraph" style:parent-style-name="LO-normal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officeooo:paragraph-rsid="0068b006" style:font-name-asian="Arial" style:font-size-asian="9pt" style:font-name-complex="Calibri"/>
    </style:style>
    <style:style style:name="P46" style:family="paragraph" style:parent-style-name="Text_20_body">
      <style:paragraph-properties fo:margin-top="0cm" fo:margin-bottom="0.212cm" style:contextual-spacing="false" style:snap-to-layout-grid="false"/>
      <style:text-properties style:font-name="Calibri" fo:font-size="9pt" fo:language="ca" fo:country="ES" officeooo:paragraph-rsid="0068b006" style:font-size-asian="9pt" style:font-name-complex="Calibri"/>
    </style:style>
    <style:style style:name="P47" style:family="paragraph" style:parent-style-name="Text_20_body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fo:font-weight="bold" officeooo:paragraph-rsid="0068b006" style:font-size-asian="9pt" style:font-weight-asian="bold" style:font-name-complex="Calibri"/>
    </style:style>
    <style:style style:name="P48" style:family="paragraph" style:parent-style-name="Standard">
      <style:paragraph-properties style:line-height-at-least="0.176cm" fo:background-color="#ffffff" style:text-autospace="none" style:snap-to-layout-grid="false">
        <style:background-image/>
      </style:paragraph-properties>
      <style:text-properties fo:language="ca" fo:country="ES"/>
    </style:style>
    <style:style style:name="P49" style:family="paragraph" style:parent-style-name="Table_20_Contents">
      <style:paragraph-properties fo:background-color="#ffffff" style:snap-to-layout-grid="false">
        <style:background-image/>
      </style:paragraph-properties>
      <style:text-properties fo:language="ca" fo:country="ES"/>
    </style:style>
    <style:style style:name="P50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style:font-size-asian="9pt" style:font-name-complex="Calibri"/>
    </style:style>
    <style:style style:name="P5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8b006" style:font-name-asian="Arial" style:font-size-asian="9pt" style:font-name-complex="Calibri"/>
    </style:style>
    <style:style style:name="P52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language="ca" fo:country="ES"/>
    </style:style>
    <style:style style:name="P5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language="ca" fo:country="ES"/>
    </style:style>
    <style:style style:name="P54" style:family="paragraph" style:parent-style-name="Text_20_body">
      <style:paragraph-properties fo:margin-top="0cm" fo:margin-bottom="0cm" style:contextual-spacing="false" style:line-height-at-least="0.353cm" style:text-autospace="none" style:snap-to-layout-grid="false"/>
      <style:text-properties style:font-name="Calibri" fo:font-size="9pt" fo:language="ca" fo:country="ES" style:font-name-asian="Microsoft YaHei1" style:font-size-asian="9pt" style:language-asian="es" style:country-asian="ES" style:font-name-complex="Calibri"/>
    </style:style>
    <style:style style:name="P55" style:family="paragraph" style:parent-style-name="Text_20_body">
      <style:paragraph-properties fo:margin-top="0cm" fo:margin-bottom="0cm" style:contextual-spacing="false" style:line-height-at-least="0.353cm" fo:text-align="center" style:justify-single-word="false" style:snap-to-layout-grid="false"/>
      <style:text-properties fo:color="#ffffff" style:font-name="Calibri" fo:font-size="12pt" fo:language="ca" fo:country="ES" officeooo:rsid="0068385c" officeooo:paragraph-rsid="0068b006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56" style:family="paragraph" style:parent-style-name="Text_20_body">
      <style:paragraph-properties fo:margin-top="0cm" fo:margin-bottom="0cm" style:contextual-spacing="false" style:line-height-at-least="0.353cm" fo:background-color="#ffffff" style:snap-to-layout-grid="false">
        <style:background-image/>
      </style:paragraph-properties>
      <style:text-properties fo:language="ca" fo:country="ES"/>
    </style:style>
    <style:style style:name="P57" style:family="paragraph" style:parent-style-name="Table_20_Contents">
      <style:paragraph-properties fo:margin-top="0cm" fo:margin-bottom="0cm" style:contextual-spacing="false" style:line-height-at-least="0.353cm" style:snap-to-layout-grid="false"/>
      <style:text-properties fo:language="ca" fo:country="ES" officeooo:paragraph-rsid="00483a90"/>
    </style:style>
    <style:style style:name="P58" style:family="paragraph" style:parent-style-name="Standard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68b006" style:font-size-asian="9pt" style:font-name-complex="Calibri"/>
    </style:style>
    <style:style style:name="P59" style:family="paragraph" style:parent-style-name="Standard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68b006" style:font-name-asian="ZUHCBF+ArialMT" style:font-size-asian="9pt" style:font-name-complex="Calibri"/>
    </style:style>
    <style:style style:name="P60" style:family="paragraph" style:parent-style-name="Pa7">
      <style:paragraph-properties fo:margin-top="0cm" fo:margin-bottom="0cm" style:contextual-spacing="false" fo:line-height="0.355cm" style:snap-to-layout-grid="false"/>
      <style:text-properties style:font-name="Calibri" fo:font-size="9pt" fo:language="ca" fo:country="ES" officeooo:paragraph-rsid="0068b006" style:font-name-asian="Calibri" style:font-size-asian="9pt" style:font-name-complex="Calibri"/>
    </style:style>
    <style:style style:name="P61" style:family="paragraph" style:parent-style-name="Text_20_body">
      <style:paragraph-properties fo:margin-left="0cm" fo:margin-right="-0.097cm" fo:margin-top="0cm" fo:margin-bottom="0cm" style:contextual-spacing="false" style:line-height-at-least="0.353cm" fo:text-indent="0cm" style:auto-text-indent="false" style:snap-to-layout-grid="false"/>
      <style:text-properties fo:language="ca" fo:country="ES"/>
    </style:style>
    <style:style style:name="P62" style:family="paragraph" style:parent-style-name="Standard_20__28_user_29_">
      <style:paragraph-properties fo:margin-left="0cm" fo:margin-right="-0.097cm" style:line-height-at-least="0.353cm" fo:text-indent="0cm" style:auto-text-indent="false" style:text-autospace="none" style:snap-to-layout-grid="false"/>
      <style:text-properties fo:language="ca" fo:country="ES"/>
    </style:style>
    <style:style style:name="P63" style:family="paragraph" style:parent-style-name="Table_20_Contents">
      <style:paragraph-properties fo:line-height="115%" fo:orphans="2" fo:widows="2" style:snap-to-layout-grid="false"/>
      <style:text-properties fo:color="#000000" style:font-name="Calibri" fo:font-size="9pt" fo:language="ca" fo:country="ES" officeooo:paragraph-rsid="0068b006" style:font-name-asian="Arial" style:font-size-asian="9pt" style:font-name-complex="Calibri"/>
    </style:style>
    <style:style style:name="P64" style:family="paragraph" style:parent-style-name="Table_20_Contents">
      <style:paragraph-properties style:line-height-at-least="0.353cm" style:snap-to-layout-grid="false"/>
      <style:text-properties fo:language="ca" fo:country="ES"/>
    </style:style>
    <style:style style:name="P65" style:family="paragraph" style:parent-style-name="Table_20_Contents">
      <style:paragraph-properties style:snap-to-layout-grid="false"/>
      <style:text-properties fo:language="ca" fo:country="ES"/>
    </style:style>
    <style:style style:name="P66" style:family="paragraph" style:parent-style-name="Table_20_Contents">
      <style:paragraph-properties style:snap-to-layout-grid="false"/>
      <style:text-properties style:font-name="Calibri" fo:font-size="9pt" fo:language="ca" fo:country="ES" style:font-size-asian="9pt" style:font-name-complex="Calibri"/>
    </style:style>
    <style:style style:name="P67" style:family="paragraph" style:parent-style-name="Table_20_Contents">
      <style:paragraph-properties style:line-height-at-least="0.353cm" style:snap-to-layout-grid="false"/>
      <style:text-properties style:font-name="Calibri" fo:font-size="9pt" fo:language="ca" fo:country="ES" style:font-size-asian="9pt" style:font-name-complex="Calibri"/>
    </style:style>
    <style:style style:name="P68" style:family="paragraph" style:parent-style-name="Table_20_Contents">
      <style:paragraph-properties style:snap-to-layout-grid="false"/>
      <style:text-properties style:font-name="Calibri" fo:font-size="9pt" officeooo:paragraph-rsid="0068b006" style:font-size-asian="9pt" style:font-name-complex="Calibri"/>
    </style:style>
    <style:style style:name="P69" style:family="paragraph" style:parent-style-name="Table_20_Contents">
      <style:text-properties style:font-name="Calibri" fo:font-size="9pt" officeooo:paragraph-rsid="0068b006" style:font-size-asian="9pt" style:font-name-complex="Calibri"/>
    </style:style>
    <style:style style:name="P70" style:family="paragraph" style:parent-style-name="Standard_20__28_user_29_">
      <style:paragraph-properties style:text-autospace="none" style:snap-to-layout-grid="false"/>
      <style:text-properties fo:language="ca" fo:country="ES"/>
    </style:style>
    <style:style style:name="P71" style:family="paragraph" style:parent-style-name="LO-normal1">
      <style:paragraph-properties style:snap-to-layout-grid="false"/>
      <style:text-properties fo:language="ca" fo:country="ES"/>
    </style:style>
    <style:style style:name="P72" style:family="paragraph" style:parent-style-name="LO-normal1">
      <style:paragraph-properties style:snap-to-layout-grid="false"/>
      <style:text-properties style:font-name="Calibri" fo:font-size="9pt" fo:language="ca" fo:country="ES" style:font-name-asian="Arial" style:font-size-asian="9pt" style:font-name-complex="Calibri"/>
    </style:style>
    <style:style style:name="P73" style:family="paragraph" style:parent-style-name="_31__20_cabecera">
      <style:text-properties fo:language="ca" fo:country="ES"/>
    </style:style>
    <style:style style:name="P74" style:family="paragraph" style:parent-style-name="_31__20_cabecera">
      <style:text-properties fo:language="ca" fo:country="ES" officeooo:rsid="0068385c" officeooo:paragraph-rsid="006cb6c9"/>
    </style:style>
    <style:style style:name="P75" style:family="paragraph" style:parent-style-name="competencias">
      <style:text-properties fo:language="ca" fo:country="ES"/>
    </style:style>
    <style:style style:name="P76" style:family="paragraph" style:parent-style-name="gris">
      <style:paragraph-properties fo:text-align="center" style:justify-single-word="false"/>
      <style:text-properties fo:language="ca" fo:country="ES"/>
    </style:style>
    <style:style style:name="P77" style:family="paragraph" style:parent-style-name="gris">
      <style:paragraph-properties fo:text-align="center" style:justify-single-word="false"/>
      <style:text-properties fo:language="ca" fo:country="ES" officeooo:rsid="0068385c" officeooo:paragraph-rsid="0068385c"/>
    </style:style>
    <style:style style:name="P78" style:family="paragraph" style:parent-style-name="gris">
      <style:paragraph-properties fo:text-align="center" style:justify-single-word="false"/>
      <style:text-properties fo:font-size="9pt" fo:language="ca" fo:country="ES" officeooo:rsid="006ec629" officeooo:paragraph-rsid="006ec629" style:font-size-asian="9pt" style:font-size-complex="9pt"/>
    </style:style>
    <style:style style:name="P79" style:family="paragraph" style:parent-style-name="_33__20_gris">
      <style:text-properties fo:language="ca" fo:country="ES"/>
    </style:style>
    <style:style style:name="P80" style:family="paragraph" style:parent-style-name="_33__20_gris">
      <style:text-properties fo:language="ca" fo:country="ES" officeooo:rsid="00671d5f" officeooo:paragraph-rsid="00671d5f"/>
    </style:style>
    <style:style style:name="P81" style:family="paragraph" style:parent-style-name="_33__20_gris">
      <style:text-properties fo:font-size="9pt" fo:language="ca" fo:country="ES" officeooo:rsid="00671d5f" officeooo:paragraph-rsid="00671d5f" style:font-size-asian="9pt" style:font-size-complex="9pt"/>
    </style:style>
    <style:style style:name="P82" style:family="paragraph" style:parent-style-name="Pa7">
      <style:paragraph-properties fo:line-height="0.355cm"/>
      <style:text-properties style:font-name="Calibri" fo:font-size="9pt" officeooo:paragraph-rsid="0068b006" style:font-name-asian="Calibri" style:font-size-asian="9pt" style:font-name-complex="Calibri"/>
    </style:style>
    <style:style style:name="P83" style:family="paragraph" style:parent-style-name="Pa7">
      <style:paragraph-properties fo:line-height="0.355cm"/>
      <style:text-properties officeooo:paragraph-rsid="0068b006"/>
    </style:style>
    <style:style style:name="P84" style:family="paragraph" style:parent-style-name="Pa5">
      <style:paragraph-properties style:snap-to-layout-grid="false"/>
      <style:text-properties style:font-name="Calibri" fo:font-size="9pt" officeooo:paragraph-rsid="0068b006" style:font-name-asian="Calibri" style:font-size-asian="9pt" style:font-name-complex="Calibri"/>
    </style:style>
    <style:style style:name="P85" style:family="paragraph" style:parent-style-name="Standard">
      <style:paragraph-properties fo:break-before="auto" fo:break-after="auto"/>
      <style:text-properties fo:font-size="9pt" fo:language="ca" fo:country="ES" style:font-size-asian="7.84999990463257pt" style:font-size-complex="9pt"/>
    </style:style>
    <style:style style:name="P86" style:family="paragraph" style:parent-style-name="Header" style:master-page-name="_31_">
      <style:paragraph-properties style:page-number="auto"/>
      <style:text-properties fo:font-size="8pt" officeooo:rsid="0048d237" officeooo:paragraph-rsid="006b4271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style:font-size-asian="9pt" style:font-name-complex="Calibri"/>
    </style:style>
    <style:style style:name="T4" style:family="text">
      <style:text-properties style:font-name="Calibri" fo:font-size="9pt" officeooo:rsid="0043f066" style:font-size-asian="9pt" style:font-name-complex="Calibri"/>
    </style:style>
    <style:style style:name="T5" style:family="text">
      <style:text-properties style:font-name="Calibri" fo:font-size="9pt" officeooo:rsid="0046280c" style:font-size-asian="9pt" style:font-name-complex="Calibri"/>
    </style:style>
    <style:style style:name="T6" style:family="text">
      <style:text-properties style:font-name="Calibri" fo:font-size="9pt" officeooo:rsid="00465432" style:font-size-asian="9pt" style:font-name-complex="Calibri"/>
    </style:style>
    <style:style style:name="T7" style:family="text">
      <style:text-properties style:font-name="Calibri" fo:font-size="9pt" officeooo:rsid="004a34e8" style:font-size-asian="9pt" style:font-name-complex="Calibri"/>
    </style:style>
    <style:style style:name="T8" style:family="text">
      <style:text-properties style:font-name="Calibri" fo:font-size="9pt" fo:font-weight="bold" style:font-size-asian="9pt" style:font-weight-asian="bold" style:font-name-complex="Calibri"/>
    </style:style>
    <style:style style:name="T9" style:family="text">
      <style:text-properties style:font-name="Calibri" fo:font-size="9pt" fo:font-weight="bold" fo:background-color="#ffffff" loext:char-shading-value="0" style:font-size-asian="9pt" style:font-weight-asian="bold" style:font-name-complex="Calibri"/>
    </style:style>
    <style:style style:name="T10" style:family="text">
      <style:text-properties style:font-name="Calibri" fo:font-size="9pt" fo:font-weight="bold" fo:background-color="#ffffff" loext:char-shading-value="0" style:font-name-asian="ZUHCBF+ArialMT" style:font-size-asian="9pt" style:language-asian="es" style:country-asian="ES" style:font-weight-asian="bold" style:font-name-complex="Calibri"/>
    </style:style>
    <style:style style:name="T11" style:family="text">
      <style:text-properties style:font-name="Calibri" fo:font-size="9pt" fo:font-weight="bold" fo:background-color="#ffffff" loext:char-shading-value="0" style:font-name-asian="Microsoft YaHei" style:font-size-asian="9pt" style:language-asian="es" style:country-asian="ES" style:font-weight-asian="bold" style:font-name-complex="Calibri"/>
    </style:style>
    <style:style style:name="T12" style:family="text">
      <style:text-properties style:font-name="Calibri" fo:font-size="9pt" fo:font-weight="bold" officeooo:rsid="00a9dd98" fo:background-color="#ffffff" loext:char-shading-value="0" style:font-name-asian="Microsoft YaHei" style:font-size-asian="9pt" style:language-asian="es" style:country-asian="ES" style:font-weight-asian="bold" style:font-name-complex="Calibri"/>
    </style:style>
    <style:style style:name="T13" style:family="text">
      <style:text-properties style:font-name="Calibri" fo:font-size="9pt" fo:font-weight="bold" style:font-name-asian="Arial" style:font-size-asian="9pt" style:font-weight-asian="bold" style:font-name-complex="Calibri"/>
    </style:style>
    <style:style style:name="T14" style:family="text">
      <style:text-properties style:font-name="Calibri" fo:font-size="9pt" fo:font-weight="bold" style:font-name-asian="ZUHCBF+ArialMT" style:font-size-asian="9pt" style:font-weight-asian="bold" style:font-name-complex="Calibri"/>
    </style:style>
    <style:style style:name="T15" style:family="text">
      <style:text-properties style:font-name="Calibri" fo:font-size="9pt" fo:font-weight="bold" style:font-name-asian="Microsoft YaHei1" style:font-size-asian="9pt" style:language-asian="es" style:country-asian="ES" style:font-weight-asian="bold" style:font-name-complex="Calibri"/>
    </style:style>
    <style:style style:name="T16" style:family="text">
      <style:text-properties style:font-name="Calibri" fo:font-size="9pt" fo:background-color="#ffffff" loext:char-shading-value="0" style:font-size-asian="9pt" style:font-name-complex="Calibri"/>
    </style:style>
    <style:style style:name="T17" style:family="text">
      <style:text-properties style:font-name="Calibri" fo:font-size="9pt" fo:background-color="#ffffff" loext:char-shading-value="0" style:font-name-asian="Microsoft YaHei1" style:font-size-asian="9pt" style:language-asian="es" style:country-asian="ES" style:font-name-complex="Calibri"/>
    </style:style>
    <style:style style:name="T18" style:family="text">
      <style:text-properties style:font-name="Calibri" fo:font-size="9pt" fo:background-color="#ffffff" loext:char-shading-value="0" style:font-name-asian="ZUHCBF+ArialMT" style:font-size-asian="9pt" style:language-asian="es" style:country-asian="ES" style:font-name-complex="Calibri"/>
    </style:style>
    <style:style style:name="T19" style:family="text">
      <style:text-properties style:font-name="Calibri" fo:font-size="9pt" fo:background-color="#ffffff" loext:char-shading-value="0" style:font-name-asian="Microsoft YaHei" style:font-size-asian="9pt" style:language-asian="es" style:country-asian="ES" style:font-name-complex="Calibri"/>
    </style:style>
    <style:style style:name="T20" style:family="text">
      <style:text-properties style:font-name="Calibri" fo:font-size="9pt" officeooo:rsid="00a9dd98" fo:background-color="#ffffff" loext:char-shading-value="0" style:font-name-asian="Microsoft YaHei" style:font-size-asian="9pt" style:language-asian="es" style:country-asian="ES" style:font-name-complex="Calibri"/>
    </style:style>
    <style:style style:name="T21" style:family="text">
      <style:text-properties style:font-name="Calibri" fo:font-size="9pt" style:font-name-asian="Arial" style:font-size-asian="9pt" style:font-name-complex="Calibri"/>
    </style:style>
    <style:style style:name="T22" style:family="text">
      <style:text-properties style:font-name="Calibri" fo:font-size="9pt" style:font-name-asian="Microsoft YaHei1" style:font-size-asian="9pt" style:language-asian="es" style:country-asian="ES" style:font-name-complex="Calibri"/>
    </style:style>
    <style:style style:name="T23" style:family="text">
      <style:text-properties style:font-name="Calibri" fo:font-size="9pt" style:font-name-asian="ZUHCBF+ArialMT" style:font-size-asian="9pt" style:font-name-complex="Calibri"/>
    </style:style>
    <style:style style:name="T24" style:family="text">
      <style:text-properties style:font-name="Calibri" fo:font-size="9pt" style:font-name-asian="ZUHCBF+ArialMT" style:font-size-asian="9pt" style:language-asian="es" style:country-asian="ES" style:font-name-complex="Calibri"/>
    </style:style>
    <style:style style:name="T25" style:family="text">
      <style:text-properties style:font-name="Calibri" fo:font-size="9pt" fo:font-style="italic" style:font-size-asian="9pt" style:font-style-asian="italic" style:font-name-complex="Calibri"/>
    </style:style>
    <style:style style:name="T26" style:family="text">
      <style:text-properties style:font-name="Calibri" fo:font-size="9pt" style:font-name-asian="Calibri" style:font-size-asian="9pt" style:font-name-complex="Calibri"/>
    </style:style>
    <style:style style:name="T27" style:family="text">
      <style:text-properties fo:color="#000000" style:font-name="Calibri" fo:font-size="9pt" style:font-size-asian="9pt" style:font-name-complex="Calibri"/>
    </style:style>
    <style:style style:name="T28" style:family="text">
      <style:text-properties fo:color="#000000" style:font-name="Calibri" fo:font-size="9pt" fo:font-weight="bold" style:font-size-asian="9pt" style:font-weight-asian="bold" style:font-name-complex="Calibri"/>
    </style:style>
    <style:style style:name="T29" style:family="text">
      <style:text-properties fo:color="#000000" style:font-name="Calibri" fo:font-size="9pt" fo:font-weight="bold" style:font-name-asian="Arial" style:font-size-asian="9pt" style:font-weight-asian="bold" style:font-name-complex="Calibri"/>
    </style:style>
    <style:style style:name="T30" style:family="text">
      <style:text-properties fo:color="#000000" style:font-name="Calibri" fo:font-size="9pt" fo:font-weight="bold" fo:background-color="#ffffff" loext:char-shading-value="0" style:font-size-asian="9pt" style:font-weight-asian="bold" style:font-name-complex="Calibri"/>
    </style:style>
    <style:style style:name="T31" style:family="text">
      <style:text-properties fo:color="#000000" style:font-name="Calibri" fo:font-size="9pt" style:font-name-asian="Arial" style:font-size-asian="9pt" style:font-name-complex="Calibri"/>
    </style:style>
    <style:style style:name="T32" style:family="text">
      <style:text-properties fo:color="#000000" style:font-name="Calibri" fo:font-size="9pt" style:font-name-asian="ZUHCBF+ArialMT" style:font-size-asian="9pt" style:language-asian="es" style:country-asian="ES" style:font-name-complex="Calibri"/>
    </style:style>
    <style:style style:name="T33" style:family="text">
      <style:text-properties fo:color="#000000" style:font-name="Calibri" fo:font-size="9pt" style:font-name-asian="ZUHCBF+ArialMT" style:font-size-asian="9pt" style:font-name-complex="Calibri"/>
    </style:style>
    <style:style style:name="T34" style:family="text">
      <style:text-properties fo:color="#000000" style:font-name="Calibri" fo:font-size="9pt" officeooo:rsid="00ab00f2" style:font-name-asian="ZUHCBF+ArialMT" style:font-size-asian="9pt" style:font-name-complex="Calibri"/>
    </style:style>
    <style:style style:name="T35" style:family="text">
      <style:text-properties fo:color="#000000" style:font-name="Calibri" fo:font-size="9pt" fo:font-style="italic" style:font-name-asian="ZUHCBF+ArialMT" style:font-size-asian="9pt" style:font-style-asian="italic" style:font-name-complex="Calibri"/>
    </style:style>
    <style:style style:name="T36" style:family="text">
      <style:text-properties fo:color="#000000" style:font-name="Calibri" fo:font-size="9pt" fo:background-color="#ffffff" loext:char-shading-value="0" style:font-size-asian="9pt" style:font-name-complex="Calibri"/>
    </style:style>
    <style:style style:name="T37" style:family="text">
      <style:text-properties fo:color="#000000" style:font-name-asian="Times New Roman" style:language-asian="es" style:country-asian="ES"/>
    </style:style>
    <style:style style:name="T38" style:family="text">
      <style:text-properties fo:color="#ff0000" style:font-name="Calibri" fo:font-size="9pt" style:font-size-asian="9pt" style:font-name-complex="Calibri"/>
    </style:style>
    <style:style style:name="T39" style:family="text">
      <style:text-properties style:text-position="super 58%"/>
    </style:style>
    <style:style style:name="T40" style:family="text">
      <style:text-properties style:font-name-asian="Times New Roman" style:language-asian="es" style:country-asian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1. Competència en comunicació lingüística CCLI</text:p>
      <text:p text:style-name="P5">2. Competència matemàtica i competència bàsica en ciència i tecnologia CMCT</text:p>
      <text:p text:style-name="P5">3. Competència digital CD</text:p>
      <text:p text:style-name="P5">4. Competència per aprendre a aprendre CAA</text:p>
      <text:p text:style-name="P5">5. Consciència i expressions culturals CEC</text:p>
      <text:p text:style-name="P5">6. Sentit d'iniciativa i espírit emprenedor SIEE</text:p>
      <text:p text:style-name="P7">7. Competències socials i cíviques CSC</text:p>
      <text:p text:style-name="P7"/>
      <text:p text:style-name="P6">A: Aconseguit <text:s text:c="2"/>EP: En procés <text:s text:c="2"/>I: Iniciat</text:p>
      <text:p text:style-name="P8"/>
      <text:p text:style-name="P85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 table:number-columns-repeated="4"/>
        <table:table-row table:style-name="Tabla3.1">
          <table:table-cell table:style-name="Tabla3.A1" table:number-columns-spanned="8" office:value-type="string">
            <text:p text:style-name="P73">ÀREA: MATEMÀTIQUES <text:s text:c="19"/>NIVELL: 3r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table:number-columns-spanned="8" office:value-type="string">
            <text:p text:style-name="P74">BLOC 1. PROCESSOS, MÈTODES I ACTITUDS MATEMÀ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77">CONTINGUTS</text:p>
          </table:table-cell>
          <table:table-cell table:style-name="Tabla3.A3" office:value-type="string">
            <text:p text:style-name="P76">CRITERIS D’AVALUACIÓ</text:p>
          </table:table-cell>
          <table:table-cell table:style-name="Tabla3.A3" office:value-type="string">
            <text:p text:style-name="P76">INDICADORS D’ÈXIT</text:p>
          </table:table-cell>
          <table:table-cell table:style-name="Tabla3.A3" office:value-type="string">
            <text:p text:style-name="P76">CCLV</text:p>
          </table:table-cell>
          <table:table-cell table:style-name="Tabla3.A3" office:value-type="string">
            <text:p text:style-name="P78">1<text:span text:style-name="T39">r</text:span> T</text:p>
          </table:table-cell>
          <table:table-cell table:style-name="Tabla3.A3" office:value-type="string">
            <text:p text:style-name="P78">2<text:span text:style-name="T39">n</text:span> T</text:p>
          </table:table-cell>
          <table:table-cell table:style-name="Tabla3.A3" office:value-type="string">
            <text:p text:style-name="P78">3<text:span text:style-name="T39">r</text:span> T</text:p>
          </table:table-cell>
          <table:table-cell table:style-name="Tabla3.H3" office:value-type="string">
            <text:p text:style-name="P78">FIN</text:p>
          </table:table-cell>
        </table:table-row>
        <table:table-row table:style-name="Tabla3.1">
          <table:table-cell table:style-name="Tabla3.A4" office:value-type="string">
            <text:p text:style-name="P36">Lectura comprensiva a de l’enunciat.</text:p>
            <text:p text:style-name="P37">Expressió de l’enunciat amb paraules pròpies.</text:p>
            <text:p text:style-name="P37">Diferenciació entre dades principals i dades secundàries.</text:p>
            <text:p text:style-name="P37">Identificació de la pregunta.</text:p>
            <text:p text:style-name="P37">Identificació i interpretació de les dades.</text:p>
            <text:p text:style-name="P37">Expressió numèrica de les dades.</text:p>
            <text:p text:style-name="P58">Selecció de les operacions necessàries i el motiu.</text:p>
          </table:table-cell>
          <table:table-cell table:style-name="Tabla3.A4" office:value-type="string">
            <text:p text:style-name="P50">3rMAT.BL1.1 Analitzar enunciats de problemes relacionats amb objectes, fets i situacions de l’entorn pròxim utilitzant estratègies com l’expressió de l’enunciat amb paraules pròpies i la diferenciació entre dades principals i dades secundàries.</text:p>
          </table:table-cell>
          <table:table-cell table:style-name="Tabla3.A4" office:value-type="string">
            <text:p text:style-name="P65"><text:span text:style-name="T16">3rMAT.BL1.1.1 Analitza</text:span><text:span text:style-name="T3"> enunciats de problemes relacionats amb objectes, fets i situacions de l’entorn pròxim utilitzant estratègies com l’</text:span><text:span text:style-name="T8">expressió de l’enunciat amb paraules pròpies i la diferenciació entre dades principals i dades secundàries.</text:span></text:p>
          </table:table-cell>
          <table:table-cell table:style-name="Tabla3.A4" office:value-type="string">
            <text:p text:style-name="P75">CMCT</text:p>
            <text:p text:style-name="P75">CCLI</text:p>
            <text:p text:style-name="P75">CAA</text:p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H4" office:value-type="string">
            <text:p text:style-name="P75"/>
          </table:table-cell>
        </table:table-row>
        <table:table-row table:style-name="Tabla3.1">
          <table:table-cell table:style-name="Tabla3.A6" table:number-rows-spanned="2" office:value-type="string">
            <text:p text:style-name="P84">- Plantejaments i estratègies per a comprendre i resoldre problemes referits a situacions reals senzilles (factures, fullets publicitaris, rebaixes...):</text:p>
            <text:p text:style-name="P83"><text:span text:style-name="A7"><text:span text:style-name="T26">- Problemes</text:span></text:span><text:span text:style-name="T26"> orals, gràfics i escrits.</text:span></text:p>
            <text:p text:style-name="P82">- Resolució individual o en grup (treball cooperatiu).</text:p>
            <text:p text:style-name="P82">- Explicació oral del procés seguit en la resolució de problemes.</text:p>
            <text:p text:style-name="P82">- <text:s/>Comprovació numèrica del resultat obtingut </text:p>
            <text:p text:style-name="P60">- <text:s/>Resolució de problemes semblants de menor dificultat.</text:p>
          </table:table-cell>
          <table:table-cell table:style-name="Tabla3.B6" table:number-rows-spanned="2" office:value-type="string">
            <text:p text:style-name="P52"><text:span text:style-name="T27">3rMAT.BL1.2 </text:span><text:span text:style-name="T3">En la resolució de problemes i breus investigacions científiques, utilitzar diferents estratègies com la resolució de problemes semblants de menor dificultat, comprovar numèricament la solució trobada i comunicar amb claredat el procés seguit a través de la reflexió i el diàleg.</text:span></text:p>
          </table:table-cell>
          <table:table-cell table:style-name="Tabla3.C5" office:value-type="string">
            <text:p text:style-name="P13"><text:span text:style-name="T36">3rMAT.BL1.2.1 Utilitza estratègies com la </text:span><text:span text:style-name="T30">resolució</text:span><text:span text:style-name="T9"> de problemes semblants de menor dificultat </text:span><text:span text:style-name="T3">en la resolució de problemes i breus investigacions científiques. </text:span></text:p>
          </table:table-cell>
          <table:table-cell table:style-name="Tabla3.D5" office:value-type="string">
            <text:p text:style-name="P75">CMCT</text:p>
            <text:p text:style-name="P75">CAA</text:p>
            <text:p text:style-name="P75">CCLI</text:p>
          </table:table-cell>
          <table:table-cell table:style-name="Tabla3.E5" office:value-type="string">
            <text:p text:style-name="P75"/>
          </table:table-cell>
          <table:table-cell table:style-name="Tabla3.F5" office:value-type="string">
            <text:p text:style-name="P75"/>
          </table:table-cell>
          <table:table-cell table:style-name="Tabla3.G5" office:value-type="string">
            <text:p text:style-name="P75"/>
          </table:table-cell>
          <table:table-cell table:style-name="Tabla3.H5" office:value-type="string">
            <text:p text:style-name="P75"/>
          </table:table-cell>
        </table:table-row>
        <table:table-row table:style-name="Tabla3.1">
          <table:covered-table-cell/>
          <table:covered-table-cell/>
          <table:table-cell table:style-name="Tabla3.C6" office:value-type="string">
            <text:p text:style-name="P56"><text:span text:style-name="T3">3rMAT.BL1.2.2 </text:span><text:span text:style-name="T28">Comunica</text:span><text:span text:style-name="T27"> el procés seguit en la resolució d’un problema, i </text:span><text:span text:style-name="T28">descriu</text:span><text:span text:style-name="T8"> ordenadament</text:span><text:span text:style-name="T3"> cada pas, tant de manera individual com en grup.</text:span></text:p>
          </table:table-cell>
          <table:table-cell table:style-name="Tabla3.D6" office:value-type="string">
            <text:p text:style-name="P75">CMCT</text:p>
            <text:p text:style-name="P75">CAA</text:p>
            <text:p text:style-name="P75">CCLI</text:p>
          </table:table-cell>
          <table:table-cell table:style-name="Tabla3.E6" office:value-type="string">
            <text:p text:style-name="P75"/>
          </table:table-cell>
          <table:table-cell table:style-name="Tabla3.F6" office:value-type="string">
            <text:p text:style-name="P75"/>
          </table:table-cell>
          <table:table-cell table:style-name="Tabla3.G6" office:value-type="string">
            <text:p text:style-name="P75"/>
          </table:table-cell>
          <table:table-cell table:style-name="Tabla3.H6" office:value-type="string">
            <text:p text:style-name="P75"/>
          </table:table-cell>
        </table:table-row>
        <table:table-row table:style-name="Tabla3.1">
          <table:table-cell table:style-name="Tabla3.A7" office:value-type="string">
            <text:p text:style-name="P45">- Camps semàntics per a ampliar i consolidar la terminologia específica de <text:soft-page-break/>l’àrea.</text:p>
          </table:table-cell>
          <table:table-cell table:style-name="Tabla3.B7" office:value-type="string">
            <text:p text:style-name="P44">3rMAT.BL1.3 Reconéixer i utilitzar el vocabulari de l’àrea del nivell educatiu, <text:soft-page-break/>quan treballa amb els seus companys en activitats cooperatives i per a explicar el procés seguit a l’hora de fer les tasques d’aprenentatge.</text:p>
          </table:table-cell>
          <table:table-cell table:style-name="Tabla3.C7" office:value-type="string">
            <text:p text:style-name="P52"><text:span text:style-name="T27">3rMAT.BL</text:span><text:span text:style-name="T31">1.3.1 </text:span><text:span text:style-name="T27">Reconeix</text:span><text:span text:style-name="T31"> i utilitza el vocabulari de l’àrea del nivell educatiu </text:span><text:soft-page-break/><text:span text:style-name="T31">quan treballa </text:span><text:span text:style-name="T29">amb els seus companys en activitats cooperatives</text:span><text:span text:style-name="T31">.</text:span></text:p>
          </table:table-cell>
          <table:table-cell table:style-name="Tabla3.D7" office:value-type="string">
            <text:p text:style-name="P75">CCLI</text:p>
          </table:table-cell>
          <table:table-cell table:style-name="Tabla3.E7" office:value-type="string">
            <text:p text:style-name="P75"/>
          </table:table-cell>
          <table:table-cell table:style-name="Tabla3.F7" office:value-type="string">
            <text:p text:style-name="P75"/>
          </table:table-cell>
          <table:table-cell table:style-name="Tabla3.G7" office:value-type="string">
            <text:p text:style-name="P75"/>
          </table:table-cell>
          <table:table-cell table:style-name="Tabla3.H7" office:value-type="string">
            <text:p text:style-name="P75"/>
          </table:table-cell>
        </table:table-row>
        <table:table-row table:style-name="Tabla3.1">
          <table:table-cell table:style-name="Tabla3.A9" table:number-rows-spanned="2" office:value-type="string">
            <text:p text:style-name="P68">Perseverança davant de l’esforç, força de voluntat. </text:p>
            <text:p text:style-name="P69">Constància i hàbits de treball. </text:p>
            <text:p text:style-name="P69">Adaptació als canvis.</text:p>
            <text:p text:style-name="P69">Resiliència, superació d’obstacles i fracassos. </text:p>
            <text:p text:style-name="P63">Busca d’orientació o ajuda quan en necessita.</text:p>
          </table:table-cell>
          <table:table-cell table:style-name="Tabla3.B9" table:number-rows-spanned="2" office:value-type="string">
            <text:p text:style-name="P18">3rMAT.BL1.4 Seguir les instruccions de les tasques d’aprenentatge amb atenció i constància, adaptar-se als canvis sense desanimar-se davant de les dificultats i demanar ajuda, si en necessita.</text:p>
          </table:table-cell>
          <table:table-cell table:style-name="Tabla3.C8" office:value-type="string">
            <text:p text:style-name="P64"><text:span text:style-name="T31">3rMAT.BL1.4.1 Seguix amb atenció i constància les instruccions per a realitzar </text:span><text:span text:style-name="T29">dos activitats</text:span><text:span text:style-name="T31"> d’aprenentatge </text:span><text:span text:style-name="T29">consecutives.</text:span></text:p>
          </table:table-cell>
          <table:table-cell table:style-name="Tabla3.D8" office:value-type="string">
            <text:p text:style-name="P75">CAA</text:p>
            <text:p text:style-name="P75"/>
          </table:table-cell>
          <table:table-cell table:style-name="Tabla3.E8" office:value-type="string">
            <text:p text:style-name="P75"/>
          </table:table-cell>
          <table:table-cell table:style-name="Tabla3.F8" office:value-type="string">
            <text:p text:style-name="P75"/>
          </table:table-cell>
          <table:table-cell table:style-name="Tabla3.G8" office:value-type="string">
            <text:p text:style-name="P75"/>
          </table:table-cell>
          <table:table-cell table:style-name="Tabla3.H8" office:value-type="string">
            <text:p text:style-name="P75"/>
          </table:table-cell>
        </table:table-row>
        <table:table-row table:style-name="Tabla3.1">
          <table:covered-table-cell/>
          <table:covered-table-cell/>
          <table:table-cell table:style-name="Tabla3.C9" office:value-type="string">
            <text:p text:style-name="P64"><text:span text:style-name="T31">3rMAT.BL</text:span><text:span text:style-name="T21">1.4.2 </text:span><text:span text:style-name="T31">S’</text:span><text:span text:style-name="T29">adapta als canvis</text:span><text:span text:style-name="T31"> que suposen les diferents activitats </text:span><text:span text:style-name="T29">sense desanimar-se</text:span><text:span text:style-name="T31"> davant de les dificultats. </text:span></text:p>
          </table:table-cell>
          <table:table-cell table:style-name="Tabla3.D9" office:value-type="string">
            <text:p text:style-name="P75">CAA</text:p>
            <text:p text:style-name="P75">SIEE</text:p>
          </table:table-cell>
          <table:table-cell table:style-name="Tabla3.E9" office:value-type="string">
            <text:p text:style-name="P75"/>
          </table:table-cell>
          <table:table-cell table:style-name="Tabla3.F9" office:value-type="string">
            <text:p text:style-name="P75"/>
          </table:table-cell>
          <table:table-cell table:style-name="Tabla3.G9" office:value-type="string">
            <text:p text:style-name="P75"/>
          </table:table-cell>
          <table:table-cell table:style-name="Tabla3.H9" office:value-type="string">
            <text:p text:style-name="P75"/>
          </table:table-cell>
        </table:table-row>
        <table:table-row table:style-name="Tabla3.1">
          <table:table-cell table:style-name="Tabla3.A11" table:number-rows-spanned="2" office:value-type="string">
            <text:p text:style-name="P68">Planificació de projectes individuals o col·lectius, fer plans. </text:p>
            <text:p text:style-name="P69">Organització d’un projecte. </text:p>
            <text:p text:style-name="P63">Avaluació tant del projecte com del producte, amb ajuda del professorat.</text:p>
          </table:table-cell>
          <table:table-cell table:style-name="Tabla3.B11" table:number-rows-spanned="2" office:value-type="string">
            <text:p text:style-name="P18">3rMAT.BL1.5 Planificar la realització d’un producte o una tasca, proposant un pla ordenat d’accions i avaluar el procés i la qualitat del resultat amb les orientacions del professorat.</text:p>
          </table:table-cell>
          <table:table-cell table:style-name="Tabla3.C10" office:value-type="string">
            <text:p text:style-name="P64"><text:span text:style-name="T31">3rMAT.BL1.5.1 </text:span><text:span text:style-name="T29">Proposa un pla ordenat</text:span><text:span text:style-name="T31"> d’accions per al desenrotllament d’un producte o una tasca quan participa en la seua planificació.</text:span></text:p>
          </table:table-cell>
          <table:table-cell table:style-name="Tabla3.D10" office:value-type="string">
            <text:p text:style-name="P75">CAA</text:p>
            <text:p text:style-name="P75">SIEE</text:p>
          </table:table-cell>
          <table:table-cell table:style-name="Tabla3.E10" office:value-type="string">
            <text:p text:style-name="P75"/>
          </table:table-cell>
          <table:table-cell table:style-name="Tabla3.F10" office:value-type="string">
            <text:p text:style-name="P75"/>
          </table:table-cell>
          <table:table-cell table:style-name="Tabla3.G10" office:value-type="string">
            <text:p text:style-name="P75"/>
          </table:table-cell>
          <table:table-cell table:style-name="Tabla3.H10" office:value-type="string">
            <text:p text:style-name="P75"/>
          </table:table-cell>
        </table:table-row>
        <table:table-row table:style-name="Tabla3.1">
          <table:covered-table-cell/>
          <table:covered-table-cell/>
          <table:table-cell table:style-name="Tabla3.C11" office:value-type="string">
            <text:p text:style-name="P64"><text:span text:style-name="T31">3rMAT.BL1.5.2 Avalua la </text:span><text:span text:style-name="T29">qualitat del resultat </text:span><text:span text:style-name="T31">de la realització d’un producte o una tasca tenint en compte </text:span><text:span text:style-name="T29">aspectes prèviament determinats per l’adult</text:span><text:span text:style-name="T31"> o de manera col·lectiva.</text:span></text:p>
          </table:table-cell>
          <table:table-cell table:style-name="Tabla3.D11" office:value-type="string">
            <text:p text:style-name="P75">CAA</text:p>
            <text:p text:style-name="P75">SIEE</text:p>
          </table:table-cell>
          <table:table-cell table:style-name="Tabla3.E11" office:value-type="string">
            <text:p text:style-name="P75"/>
          </table:table-cell>
          <table:table-cell table:style-name="Tabla3.F11" office:value-type="string">
            <text:p text:style-name="P75"/>
          </table:table-cell>
          <table:table-cell table:style-name="Tabla3.G11" office:value-type="string">
            <text:p text:style-name="P75"/>
          </table:table-cell>
          <table:table-cell table:style-name="Tabla3.H11" office:value-type="string">
            <text:p text:style-name="P75"/>
          </table:table-cell>
        </table:table-row>
        <table:table-row table:style-name="Tabla3.1">
          <table:table-cell table:style-name="Tabla3.A12" office:value-type="string">
            <text:p text:style-name="P10"/>
          </table:table-cell>
          <table:table-cell table:style-name="Tabla3.B12" office:value-type="string">
            <text:p text:style-name="P10"><text:span text:style-name="T21">3rMAT.BL1.6 </text:span><text:span text:style-name="T3">Buscar i seleccionar informació de manera guiada en diferents mitjans de manera crítica a la seua validesa sobre els coneixements i processos que es treballen en el nivell educatiu, i registrar-la en paper acuradament o emmagatzemar-la digitalment.</text:span></text:p>
          </table:table-cell>
          <table:table-cell table:style-name="Tabla3.C12" office:value-type="string">
            <text:p text:style-name="P10"><text:span text:style-name="T3">3rMAT.BL</text:span><text:span text:style-name="T21">1.6.1 Busca i selecciona informació de fonts preseleccionades </text:span><text:span text:style-name="T13">utilitzant guies específiques per a la tasca</text:span><text:span text:style-name="T21"> sobre temes d’interés que es treballen en el nivell educatiu, i utilitza els diferents recursos de manera responsable.</text:span></text:p>
            <text:p text:style-name="P9"/>
          </table:table-cell>
          <table:table-cell table:style-name="Tabla3.D12" office:value-type="string">
            <text:p text:style-name="P75">CCLI</text:p>
            <text:p text:style-name="P75">CAA</text:p>
          </table:table-cell>
          <table:table-cell table:style-name="Tabla3.E12" office:value-type="string">
            <text:p text:style-name="P75"/>
          </table:table-cell>
          <table:table-cell table:style-name="Tabla3.F12" office:value-type="string">
            <text:p text:style-name="P75"/>
          </table:table-cell>
          <table:table-cell table:style-name="Tabla3.G12" office:value-type="string">
            <text:p text:style-name="P75"/>
          </table:table-cell>
          <table:table-cell table:style-name="Tabla3.H12" office:value-type="string">
            <text:p text:style-name="P75"/>
          </table:table-cell>
        </table:table-row>
        <table:table-row table:style-name="Tabla3.13">
          <table:table-cell table:style-name="Tabla3.A2" table:number-columns-spanned="8" office:value-type="string">
            <text:p text:style-name="P55">BLOC 2. NOMB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4" office:value-type="string">
            <text:p text:style-name="P80">CONTINGUTS</text:p>
          </table:table-cell>
          <table:table-cell table:style-name="Tabla3.B14" office:value-type="string">
            <text:p text:style-name="P79">CRITERIS D’AVALUACIÓ</text:p>
          </table:table-cell>
          <table:table-cell table:style-name="Tabla3.B14" office:value-type="string">
            <text:p text:style-name="P79">INDICADORS D’ÈXIT</text:p>
          </table:table-cell>
          <table:table-cell table:style-name="Tabla3.B14" office:value-type="string">
            <text:p text:style-name="P79">CCLV</text:p>
          </table:table-cell>
          <table:table-cell table:style-name="Tabla3.B14" office:value-type="string">
            <text:p text:style-name="P81">1<text:span text:style-name="T39">r</text:span> T</text:p>
          </table:table-cell>
          <table:table-cell table:style-name="Tabla3.B14" office:value-type="string">
            <text:p text:style-name="P81">2<text:span text:style-name="T39">n</text:span> T</text:p>
          </table:table-cell>
          <table:table-cell table:style-name="Tabla3.B14" office:value-type="string">
            <text:p text:style-name="P81">3<text:span text:style-name="T39">r</text:span> T</text:p>
          </table:table-cell>
          <table:table-cell table:style-name="Tabla3.H14" office:value-type="string">
            <text:p text:style-name="P81">FIN</text:p>
          </table:table-cell>
        </table:table-row>
        <table:table-row table:style-name="Tabla3.1">
          <table:table-cell table:style-name="Tabla3.A4" office:value-type="string">
            <text:p text:style-name="P21">Significat i utilitat dels nombres naturals en factures, fullets, revistes, calendaris…</text:p>
            <text:p text:style-name="P20">Nom i grafia dels nombres fins a quatre xifres.</text:p>
            <text:p text:style-name="P20">Representació de nombres naturals en la recta numèrica.</text:p>
            <text:p text:style-name="P20"><text:soft-page-break/>Comparació i orde de nombres naturals.</text:p>
            <text:p text:style-name="P20">Sistema de Numeració Decimal: unitats, desenes, centenes, unitats de miler.</text:p>
            <text:p text:style-name="P20">Descomposició i composició de nombres naturals atenent el valor posicional de les seues xifres.</text:p>
            <text:p text:style-name="P20">Arredoniment de nombres naturals fins a les unitats de miler.</text:p>
            <text:p text:style-name="P20">Utilització dels nombres ordinals.</text:p>
            <text:p text:style-name="P20">Concepte de fracció com a relació entre les parts i el tot. Vocabulari: numerador i denominador.</text:p>
            <text:p text:style-name="P20">Sistema monetari de la Unió Europea: Reconeixement i utilització de les monedes i bitllets de curs legal i establiment d’equivalències.</text:p>
            <text:p text:style-name="P20">Coneixement d’equivalències de monedes i bitllets d’euro, i ús dels diners per a compres amb devolució.</text:p>
            <text:p text:style-name="P20">Estimació sobre el preu de diferents articles i objectes habituals. Comparació amb el preu real.</text:p>
          </table:table-cell>
          <table:table-cell table:style-name="Tabla3.A4" office:value-type="string">
            <text:p text:style-name="P50">3rMAT.BL2.1 Llegir i escriure el valor de nombres naturals fins a quatre xifres, en situacions de caràcter numèric d’aula i personals com ara fullets informatius publicitaris, resultats de competicions, amb la intenció de comparar i interpretar <text:soft-page-break/>la informació d’estos nombres utilitzant monedes, furgadents, etc. i qualsevol material didàctic adequat a la seua maduresa.</text:p>
          </table:table-cell>
          <table:table-cell table:style-name="Tabla3.A4" office:value-type="string">
            <text:p text:style-name="P52"><text:span text:style-name="T27">3rMAT.BL2.1.1 Llig i escriu el valor de nombres naturals </text:span><text:span text:style-name="T28">fins a quatre xifres</text:span><text:span text:style-name="T27">, en situacions de caràcter numèric d’aula i personals com ara fullets informatius publicitaris, resultats de competicions, amb la intenció de comparar i interpretar </text:span><text:soft-page-break/><text:span text:style-name="T27">la informació d’estos nombres </text:span><text:span text:style-name="T28">utilitzant monedes, furgadents, etc. i qualsevol material didàctic</text:span><text:span text:style-name="T27"> adequat a la seua maduresa.</text:span></text:p>
          </table:table-cell>
          <table:table-cell table:style-name="Tabla3.A4" office:value-type="string">
            <text:p text:style-name="P75">CMCT</text:p>
            <text:p text:style-name="P75">CCLI</text:p>
            <text:p text:style-name="P75">CSC</text:p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H4" office:value-type="string">
            <text:p text:style-name="P75"/>
          </table:table-cell>
        </table:table-row>
        <table:table-row table:style-name="Tabla3.1">
          <table:table-cell table:style-name="Tabla3.A18" table:number-rows-spanned="3" office:value-type="string">
            <text:p text:style-name="P24">La multiplicació com a suma de sumands i la divisió com a resta de grups iguals.</text:p>
            <text:p text:style-name="P23">Utilització de la divisió per a repartir i per a agrupar, i com a operació inversa de la multiplicació.</text:p>
            <text:p text:style-name="P23">Utilització dels algoritmes escrits de suma, resta portant i multiplicació de naturals, i del vocabulari adequat.</text:p>
            <text:p text:style-name="P23">Realitza sumes i restes en horitzontal de tres nombres.</text:p>
            <text:p text:style-name="P23">Concepte de doble, triple, mitat, terç, quart…</text:p>
            <text:p text:style-name="P23">Criteris de divisibilitat per 2, 3, 5 i 10.</text:p>
            <text:p text:style-name="P23">Multiplicacions per la unitat seguida de zeros.</text:p>
            <text:p text:style-name="P23">Estimació del resultat d’operacions de suma, resta i multiplicació amb nombres naturals, i arredoniment abans d’operar.</text:p>
            <text:p text:style-name="P23">Construcció i memorització de les taules <text:soft-page-break/>de multiplicar per a automatitzar el càlcul.</text:p>
            <text:p text:style-name="P23">Càlcul mental de sumes, restes i multiplicacions amb estratègies com ara la composició i la descomposició additiva i additiva multiplicadora.</text:p>
            <text:p text:style-name="P23">Explicació verbal del procés seguit en càlculs mentals per qualsevol estratègia personal.</text:p>
            <text:p text:style-name="P23">Utilització de la calculadora amb criteri i autonomia per a assajar, investigar situacions de càlcul numèric i millorar el càlcul estimat de resultats d’operacions, amb valoració de si la resposta és raonable.</text:p>
            <text:p text:style-name="P22">Resolució de problemes numèrics amb sumes, restes, multiplicacions i divisions, referits a situacions reals senzilles de canvi, combinació, igualació i comparació.</text:p>
          </table:table-cell>
          <table:table-cell table:style-name="Tabla3.B18" table:number-rows-spanned="3" office:value-type="string">
            <text:p text:style-name="P70"><text:span text:style-name="T32">3rMAT.BL2.2</text:span><text:span text:style-name="T24"> </text:span><text:span text:style-name="T22">Sumar i restar nombres naturals de quatre xifres, multiplicar per una xifra i dividir per una xifra en el divisor com a repartiment en parts iguals amb qualsevol estratègia de càlcul (monedes, bitllets i objectes, memorització de les taules, descomposició de nombres, calculadora per a investigar situacions numèriques senzilles, etc.), explicar oralment i/o per escrit (algoritmes escrits) el procés seguit, i ajudar-se, si és necessari, d’una calculadora.</text:span></text:p>
            <text:p text:style-name="P54">Identificar les operacions en situacions com ara un mercat ambulant (amb rols on hi ha comprador, venedor, distribuïdor); la preparació d’una festa d’aniversari (quants hi vindran, quanta beguda per a repartir, quantes llepolies en cada bossa, <text:soft-page-break/>etc.).</text:p>
          </table:table-cell>
          <table:table-cell table:style-name="Tabla3.C16" office:value-type="string">
            <text:p text:style-name="P61"><text:span text:style-name="T24">3rMAT.BL2.2.1 </text:span><text:span text:style-name="T22">Suma i resta nombres naturals de quatre xifres, multiplica per una xifra i </text:span><text:span text:style-name="T15">dividix</text:span><text:span text:style-name="T22"> per una xifra en el divisor com a repartiment en parts iguals amb qualsevol estratègia de càlcul (monedes, bitllets i objectes, memorització de les taules, descomposició de nombres, calculadora per a investigar situacions numèriques senzilles, etc.).</text:span></text:p>
          </table:table-cell>
          <table:table-cell table:style-name="Tabla3.D16" office:value-type="string">
            <text:p text:style-name="P75">CMCT</text:p>
            <text:p text:style-name="P75">CAA</text:p>
            <text:p text:style-name="P75">CSC</text:p>
            <text:p text:style-name="P75"/>
          </table:table-cell>
          <table:table-cell table:style-name="Tabla3.E16" office:value-type="string">
            <text:p text:style-name="P75"/>
          </table:table-cell>
          <table:table-cell table:style-name="Tabla3.F16" office:value-type="string">
            <text:p text:style-name="P75"/>
          </table:table-cell>
          <table:table-cell table:style-name="Tabla3.G16" office:value-type="string">
            <text:p text:style-name="P75"/>
          </table:table-cell>
          <table:table-cell table:style-name="Tabla3.H16" office:value-type="string">
            <text:p text:style-name="P75"/>
          </table:table-cell>
        </table:table-row>
        <table:table-row table:style-name="Tabla3.1">
          <table:covered-table-cell/>
          <table:covered-table-cell/>
          <table:table-cell table:style-name="Tabla3.C17" office:value-type="string">
            <text:p text:style-name="P62"><text:span text:style-name="T24">3rMAT.BL2.2.2 </text:span><text:span text:style-name="T15">Explica</text:span><text:span text:style-name="T22"> </text:span><text:span text:style-name="T15">oralment i/o per escrit</text:span><text:span text:style-name="T22"> (algoritmes escrits) el procés seguit per a </text:span><text:span text:style-name="T15">sumar i restar</text:span><text:span text:style-name="T22"> nombres naturals de </text:span><text:span text:style-name="T15">quatre xifres</text:span><text:span text:style-name="T22">, </text:span><text:span text:style-name="T15">multiplicar per una xifra i dividir per una xifra</text:span><text:span text:style-name="T22"> en el divisor com a repartiment en parts iguals amb qualsevol estratègia de càlcul (monedes, bitllets i objectes, memorització de les taules, descomposició de nombres, calculadora per a investigar situacions numèriques </text:span><text:soft-page-break/><text:span text:style-name="T22">senzilles, etc.), i s’ajuda, si és necessari, d’una calculadora.</text:span></text:p>
          </table:table-cell>
          <table:table-cell table:style-name="Tabla3.D17" office:value-type="string">
            <text:p text:style-name="P75">CMCT</text:p>
            <text:p text:style-name="P75">CCLI</text:p>
            <text:p text:style-name="P75"/>
          </table:table-cell>
          <table:table-cell table:style-name="Tabla3.E17" office:value-type="string">
            <text:p text:style-name="P75"/>
          </table:table-cell>
          <table:table-cell table:style-name="Tabla3.F17" office:value-type="string">
            <text:p text:style-name="P75"/>
          </table:table-cell>
          <table:table-cell table:style-name="Tabla3.G17" office:value-type="string">
            <text:p text:style-name="P75"/>
          </table:table-cell>
          <table:table-cell table:style-name="Tabla3.H17" office:value-type="string">
            <text:p text:style-name="P75"/>
          </table:table-cell>
        </table:table-row>
        <table:table-row table:style-name="Tabla3.1">
          <table:covered-table-cell/>
          <table:covered-table-cell/>
          <table:table-cell table:style-name="Tabla3.C18" office:value-type="string">
            <text:p text:style-name="P53"><text:span text:style-name="T24">4tMAT.BL2.2.3 </text:span><text:span text:style-name="T15">Organitza la informació</text:span><text:span text:style-name="T22"> numèrica i les operacions en situacions de compravenda (rebaixes, impostos, pressupostos de reformes, etc.), de logística (distribució de recursos, planificació de viatges, etc.) i d’altres.</text:span></text:p>
          </table:table-cell>
          <table:table-cell table:style-name="Tabla3.D18" office:value-type="string">
            <text:p text:style-name="P75">CMCT</text:p>
          </table:table-cell>
          <table:table-cell table:style-name="Tabla3.E18" office:value-type="string">
            <text:p text:style-name="P75"/>
          </table:table-cell>
          <table:table-cell table:style-name="Tabla3.F18" office:value-type="string">
            <text:p text:style-name="P75"/>
          </table:table-cell>
          <table:table-cell table:style-name="Tabla3.G18" office:value-type="string">
            <text:p text:style-name="P75"/>
          </table:table-cell>
          <table:table-cell table:style-name="Tabla3.H18" office:value-type="string">
            <text:p text:style-name="P75"/>
          </table:table-cell>
        </table:table-row>
        <table:table-row table:style-name="Tabla3.13">
          <table:table-cell table:style-name="Tabla3.A2" table:number-columns-spanned="8" office:value-type="string">
            <text:p text:style-name="P42">BLOC 3. MES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4" office:value-type="string">
            <text:p text:style-name="P80">CONTINGUTS</text:p>
          </table:table-cell>
          <table:table-cell table:style-name="Tabla3.B14" office:value-type="string">
            <text:p text:style-name="P79">CRITERIS D’AVALUACIÓ</text:p>
          </table:table-cell>
          <table:table-cell table:style-name="Tabla3.B14" office:value-type="string">
            <text:p text:style-name="P79">INDICADORS D’ÈXIT</text:p>
          </table:table-cell>
          <table:table-cell table:style-name="Tabla3.B14" office:value-type="string">
            <text:p text:style-name="P79">CCLV</text:p>
          </table:table-cell>
          <table:table-cell table:style-name="Tabla3.B14" office:value-type="string">
            <text:p text:style-name="P81">1<text:span text:style-name="T39">r</text:span> T</text:p>
          </table:table-cell>
          <table:table-cell table:style-name="Tabla3.B14" office:value-type="string">
            <text:p text:style-name="P81">2<text:span text:style-name="T39">n</text:span> T</text:p>
          </table:table-cell>
          <table:table-cell table:style-name="Tabla3.B14" office:value-type="string">
            <text:p text:style-name="P81">3<text:span text:style-name="T39">r</text:span> T</text:p>
          </table:table-cell>
          <table:table-cell table:style-name="Tabla3.H14" office:value-type="string">
            <text:p text:style-name="P81">FIN</text:p>
          </table:table-cell>
        </table:table-row>
        <table:table-row table:style-name="Tabla3.1">
          <table:table-cell table:style-name="Tabla3.A4" table:number-rows-spanned="2" office:value-type="string">
            <text:p text:style-name="P39">Elaboració i utilització d’estratègies per a mesurar (construcció d’instruments senzills per a efectuar mesuraments).</text:p>
            <text:p text:style-name="P38">Realització de mesuraments usant instruments i unitats de mesura convencionals (cronòmetre, regle, metre, cinta mètrica, rellotge analògic, rellotge digital, balança, bàscula, proveta, matràs) en contextos quotidians.</text:p>
            <text:p text:style-name="P38">Unitats de mesura convencionals: múltiples i submúltiples d’ús quotidià, utilització en contextos reals (quilòmetre, metre, decímetre, quilogram, mig quilogram, quart de quilogram, gram, litre, mig litre, quart de litre).</text:p>
            <text:p text:style-name="P38">Comparació d’objectes segons longitud, capacitat o pes, de manera directa (sense mesuraments).</text:p>
            <text:p text:style-name="P38">Lectura correcta en rellotges analògics i <text:soft-page-break/>digitals (segon, minut, quart d’hora, mitja hora, hora). </text:p>
            <text:p text:style-name="P38">Maneig del calendari (dia, setmana, mes, any).</text:p>
            <text:p text:style-name="P38">Selecció i utilització de la unitat apropiada per a determinar la duració d’un interval de temps (segon, minut, hora, dia, setmana, mes i any).</text:p>
            <text:p text:style-name="P38">Utilització del vocabulari adequat per a interpretar i transmetre informacions sobre mesuraments.</text:p>
            <text:p text:style-name="P38">Explicació oral o escrita del procés seguit i de l’estratègia utilitzada en l’elecció de la unitat més adequada per a l’expressió d’una mesura.</text:p>
          </table:table-cell>
          <table:table-cell table:style-name="Tabla3.A4" table:number-rows-spanned="2" office:value-type="string">
            <text:p text:style-name="P33">3rMAT.BL3.1 Identificar els instruments de mesura adequats (cronòmetre, regle, metre, cinta mètrica, rellotge analògic, rellotge digital, balança, bàscula, proveta, matràs) per a realitzar mesuraments de diferents magnituds (longitud, pes/massa, capacitat i temps) en el seu entorn més pròxim (aula i pati), i expressar el resultat amb la precisió que l’instrument permeta.</text:p>
          </table:table-cell>
          <table:table-cell table:style-name="Tabla3.A4" office:value-type="string">
            <text:p text:style-name="P16"><text:span text:style-name="T23">3rMAT.BL3.1.1 </text:span><text:span text:style-name="T14">Identifica</text:span><text:span text:style-name="T23"> els instruments de mesura adequats (cronòmetre, regle, metre, cinta mètrica, rellotge analògic, rellotge digital, balança, bàscula, proveta, matràs), per a realitzar mesuraments de diferents magnituds (longitud, pes/massa, capacitat i temps) en el seu entorn més pròxim (aula i pati).</text:span></text:p>
          </table:table-cell>
          <table:table-cell table:style-name="Tabla3.A4" office:value-type="string">
            <text:p text:style-name="P75">CMCT</text:p>
            <text:p text:style-name="P75">CSC</text:p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H4" office:value-type="string">
            <text:p text:style-name="P75"/>
          </table:table-cell>
        </table:table-row>
        <table:table-row table:style-name="Tabla3.1">
          <table:covered-table-cell/>
          <table:covered-table-cell/>
          <table:table-cell table:style-name="Tabla3.C22" office:value-type="string">
            <text:p text:style-name="P16"><text:span text:style-name="T3">3rMAT.BL3.1.2 </text:span><text:span text:style-name="T8">Expressa</text:span><text:span text:style-name="T3"> el resultat dels mesuraments en les unitats adequades.</text:span></text:p>
          </table:table-cell>
          <table:table-cell table:style-name="Tabla3.D22" office:value-type="string">
            <text:p text:style-name="P75">CMCT</text:p>
            <text:p text:style-name="P75">CCLI</text:p>
          </table:table-cell>
          <table:table-cell table:style-name="Tabla3.E22" office:value-type="string">
            <text:p text:style-name="P75"/>
          </table:table-cell>
          <table:table-cell table:style-name="Tabla3.F22" office:value-type="string">
            <text:p text:style-name="P75"/>
          </table:table-cell>
          <table:table-cell table:style-name="Tabla3.G22" office:value-type="string">
            <text:p text:style-name="P75"/>
          </table:table-cell>
          <table:table-cell table:style-name="Tabla3.H22" office:value-type="string">
            <text:p text:style-name="P75"/>
          </table:table-cell>
        </table:table-row>
        <table:table-row table:style-name="Tabla3.1">
          <table:table-cell table:style-name="Tabla3.A23" office:value-type="string">
            <text:p text:style-name="P34">Resolució de problemes de mesura relacionats amb objectes, fets i situacions de la vida quotidiana aplicant com a màxim dos operacions (suma, resta, multiplicació, divisió) amb nombres naturals i utilitzant els algoritmes bàsics.</text:p>
          </table:table-cell>
          <table:table-cell table:style-name="Tabla3.B23" office:value-type="string">
            <text:p text:style-name="P15"><text:span text:style-name="T32">3rMAT.BL3.2</text:span><text:span text:style-name="T24"> Utilitzar les unitats de mesura més usuals (el metre, el centímetre, el litre i el quilogram) per a comparar objectes del seu entorn immediat (aula i casa), així com determinar intervals temporals amb el vocabulari adequat (mitges hores, quarts d’hores, minuts, segons, etc.) en situacions reals.</text:span></text:p>
          </table:table-cell>
          <table:table-cell table:style-name="Tabla3.C23" office:value-type="string">
            <text:p text:style-name="P48"><text:span text:style-name="T18">3rMAT.BL3.2.1 Utilitza les unitats de mesura més usuals (el metre, el centímetre, el litre i el quilogram) </text:span><text:span text:style-name="T10">per a comparar objectes </text:span><text:span text:style-name="T18">del seu entorn immediat (aula i casa). Expresa oralment o per escrit intervals temporals amb el vocabulari adequat (mitges hores, quarts d’hores, minuts, segons, etc.) en situacions reals</text:span><text:span text:style-name="T24">.</text:span></text:p>
          </table:table-cell>
          <table:table-cell table:style-name="Tabla3.D23" office:value-type="string">
            <text:p text:style-name="P75">CMCT</text:p>
            <text:p text:style-name="P75">CSC</text:p>
          </table:table-cell>
          <table:table-cell table:style-name="Tabla3.E23" office:value-type="string">
            <text:p text:style-name="P75"/>
          </table:table-cell>
          <table:table-cell table:style-name="Tabla3.F23" office:value-type="string">
            <text:p text:style-name="P75"/>
          </table:table-cell>
          <table:table-cell table:style-name="Tabla3.G23" office:value-type="string">
            <text:p text:style-name="P75"/>
          </table:table-cell>
          <table:table-cell table:style-name="Tabla3.H23" office:value-type="string">
            <text:p text:style-name="P75"/>
          </table:table-cell>
        </table:table-row>
        <table:table-row table:style-name="Tabla3.1">
          <table:table-cell table:style-name="Tabla3.A24" office:value-type="string">
            <text:p text:style-name="P34">Comparació i classificació d’angles: rectes, aguts i obtusos.</text:p>
          </table:table-cell>
          <table:table-cell table:style-name="Tabla3.B24" office:value-type="string">
            <text:p text:style-name="P17"><text:span text:style-name="T32">3rMAT.BL3.3 </text:span><text:span text:style-name="T24">Identificar i anomenar angles (rectes, aguts, obtusos) per a classificar-los en diferents contextos (simulats, personals, familiars, socials, escolars).</text:span></text:p>
          </table:table-cell>
          <table:table-cell table:style-name="Tabla3.C24" office:value-type="string">
            <text:p text:style-name="P17"><text:span text:style-name="T32">3rMAT.BL3.3.1 </text:span><text:span text:style-name="T14">Identifica i anomena angles</text:span><text:span text:style-name="T23"> (rectes, aguts, obtusos) per a classificar-los en diferents contextos (simulats, personals, familiars, socials, escolars).</text:span></text:p>
          </table:table-cell>
          <table:table-cell table:style-name="Tabla3.D24" office:value-type="string">
            <text:p text:style-name="P75">CMCT</text:p>
          </table:table-cell>
          <table:table-cell table:style-name="Tabla3.E24" office:value-type="string">
            <text:p text:style-name="P75"/>
          </table:table-cell>
          <table:table-cell table:style-name="Tabla3.F24" office:value-type="string">
            <text:p text:style-name="P75"/>
          </table:table-cell>
          <table:table-cell table:style-name="Tabla3.G24" office:value-type="string">
            <text:p text:style-name="P75"/>
          </table:table-cell>
          <table:table-cell table:style-name="Tabla3.H24" office:value-type="string">
            <text:p text:style-name="P75"/>
          </table:table-cell>
        </table:table-row>
        <table:table-row table:style-name="Tabla3.13">
          <table:table-cell table:style-name="Tabla3.A2" table:number-columns-spanned="8" office:value-type="string">
            <text:p text:style-name="P43">BLOC 4. GEOMET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4" office:value-type="string">
            <text:p text:style-name="P80">CONTINGUTS</text:p>
          </table:table-cell>
          <table:table-cell table:style-name="Tabla3.B14" office:value-type="string">
            <text:p text:style-name="P79">CRITERIS D’AVALUACIÓ</text:p>
          </table:table-cell>
          <table:table-cell table:style-name="Tabla3.B14" office:value-type="string">
            <text:p text:style-name="P79">INDICADORS D’ÈXIT</text:p>
          </table:table-cell>
          <table:table-cell table:style-name="Tabla3.B14" office:value-type="string">
            <text:p text:style-name="P79">CCLV</text:p>
          </table:table-cell>
          <table:table-cell table:style-name="Tabla3.B14" office:value-type="string">
            <text:p text:style-name="P81">1<text:span text:style-name="T39">r</text:span> T</text:p>
          </table:table-cell>
          <table:table-cell table:style-name="Tabla3.B14" office:value-type="string">
            <text:p text:style-name="P81">2<text:span text:style-name="T39">n</text:span> T</text:p>
          </table:table-cell>
          <table:table-cell table:style-name="Tabla3.B14" office:value-type="string">
            <text:p text:style-name="P81">3<text:span text:style-name="T39">r</text:span> T</text:p>
          </table:table-cell>
          <table:table-cell table:style-name="Tabla3.H14" office:value-type="string">
            <text:p text:style-name="P81">FIN</text:p>
          </table:table-cell>
        </table:table-row>
        <table:table-row table:style-name="Tabla3.1">
          <table:table-cell table:style-name="Tabla3.A4" table:number-rows-spanned="2" office:value-type="string">
            <text:p text:style-name="P25">Identificació i denominació de polígons atenent el nombre de costats. <text:s/></text:p>
            <text:p text:style-name="P26">Comparació d’angles.</text:p>
            <text:p text:style-name="P26">Concavitat i convexitat de figures planes. </text:p>
            <text:p text:style-name="P40">La circumferència i el cercle. Elements bàsics: centre, ràdio, diàmetre, corda, arc, tangent i sector circular. <text:s/></text:p>
            <text:p text:style-name="P35"><text:soft-page-break/><text:span text:style-name="T40">Regularitats i </text:span><text:span text:style-name="T37">simetries.</text:span></text:p>
          </table:table-cell>
          <table:table-cell table:style-name="Tabla3.A4" table:number-rows-spanned="2" office:value-type="string">
            <text:p text:style-name="P66">3rMAT.BL4.1 Classificar i reproduir els polígons segons el nombre de costats i els eixos de simetria, utilitzant diferents materials manipulatius i programes informàtics de geometria dinàmica, així com el vocabulari adequat a la seua maduresa, per a identificar-los en el seu <text:soft-page-break/>entorn més pròxim. </text:p>
          </table:table-cell>
          <table:table-cell table:style-name="Tabla3.A4" office:value-type="string">
            <text:p text:style-name="P65"><text:span text:style-name="T3">3rMAT.BL4.1.1 Reproduïx els </text:span><text:span text:style-name="T8">polígons</text:span><text:span text:style-name="T3"> segons el nombre de costats i els eixos de simetria, utilitzant diferents materials manipulatius i</text:span><text:span text:style-name="T8"> programes informàtics de geometria dinàmica</text:span><text:span text:style-name="T3">, així com </text:span><text:span text:style-name="T8">el vocabulari adequat a la seua maduresa</text:span><text:span text:style-name="T3">, per a identificar-los </text:span><text:span text:style-name="T5">a</text:span><text:span text:style-name="T3">l seu </text:span><text:soft-page-break/><text:span text:style-name="T3">entorn més pròxim</text:span><text:span text:style-name="T27">. </text:span></text:p>
          </table:table-cell>
          <table:table-cell table:style-name="Tabla3.A4" office:value-type="string">
            <text:p text:style-name="P75">CMCT</text:p>
            <text:p text:style-name="P75">CCLI</text:p>
            <text:p text:style-name="P75">CD</text:p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H4" office:value-type="string">
            <text:p text:style-name="P75"/>
          </table:table-cell>
        </table:table-row>
        <table:table-row table:style-name="Tabla3.1">
          <table:covered-table-cell/>
          <table:covered-table-cell/>
          <table:table-cell table:style-name="Tabla3.C28" office:value-type="string">
            <text:p text:style-name="P65"><text:span text:style-name="T3">3rMAT.BL4.1.2 </text:span><text:span text:style-name="T8">Classifica</text:span><text:span text:style-name="T3"> els </text:span><text:span text:style-name="T8">polígons</text:span><text:span text:style-name="T3"> segons el nombre de costats i els seus eixos de simetria, utilitzant diferents materials manipulatius i programes informàtics de geometria dinàmica, així com el vocabulari adequat a la seua maduresa, per a identificar-los </text:span><text:span text:style-name="T6">a</text:span><text:span text:style-name="T3">l seu entorn més pròxim.</text:span><text:span text:style-name="T38"> </text:span></text:p>
          </table:table-cell>
          <table:table-cell table:style-name="Tabla3.D28" office:value-type="string">
            <text:p text:style-name="P75">CMCT</text:p>
            <text:p text:style-name="P75">CCLI</text:p>
          </table:table-cell>
          <table:table-cell table:style-name="Tabla3.E28" office:value-type="string">
            <text:p text:style-name="P75"/>
          </table:table-cell>
          <table:table-cell table:style-name="Tabla3.F28" office:value-type="string">
            <text:p text:style-name="P75"/>
          </table:table-cell>
          <table:table-cell table:style-name="Tabla3.G28" office:value-type="string">
            <text:p text:style-name="P75"/>
          </table:table-cell>
          <table:table-cell table:style-name="Tabla3.H28" office:value-type="string">
            <text:p text:style-name="P75"/>
          </table:table-cell>
        </table:table-row>
        <table:table-row table:style-name="Tabla3.1">
          <table:table-cell table:style-name="Tabla3.A29" office:value-type="string">
            <text:p text:style-name="P28">Concepte d’àrea. </text:p>
            <text:p text:style-name="P29">Càlcul del perímetre de figures planes.</text:p>
            <text:p text:style-name="P29">Càlcul de l’àrea de rectangles i triangles amb ajuda de distints elements i utilitzant unitats de mesura no convencionals.</text:p>
            <text:p text:style-name="P29">Resolució de problemes, per a consolidar els continguts del nivell, en els quals es necessite el càlcul dels perímetres o l’àrea de quadrats, rectangles i triangles, o en els quals siga necessària la comprensió dels conceptes.</text:p>
            <text:p text:style-name="P19">Explicació oral o escrita del procés seguit en la resolució de problemes amb perímetres i àrees. Individual o en grup.</text:p>
          </table:table-cell>
          <table:table-cell table:style-name="Tabla3.B29" office:value-type="string">
            <text:p text:style-name="P67">3rMAT.BL4.2 Calcular el perímetre de polígons regulars i irregulars (p. e. triangle, quadrilàter, pentàgon, hexàgon, heptàgon i octògon) calculats en un dibuix, a l’aula o al pati i expressar el resultat en cm o m.</text:p>
          </table:table-cell>
          <table:table-cell table:style-name="Tabla3.C29" office:value-type="string">
            <text:p text:style-name="P49"><text:span text:style-name="T3">3rMAT.BL4.2.1 </text:span><text:span text:style-name="T8">Calcula</text:span><text:span text:style-name="T3"> el </text:span><text:span text:style-name="T8">perímetre</text:span><text:span text:style-name="T3"> de </text:span><text:span text:style-name="T8">polígons regulars i irregulars</text:span><text:span text:style-name="T3"> (p. e. triangle, quadrilàter, pentàgon, hexàgon, heptàgon i octògon) calculats en un dibuix, a l’aula o al pati i n’</text:span><text:span text:style-name="T8">expressa el resultat en cm o m</text:span><text:span text:style-name="T3">.</text:span></text:p>
          </table:table-cell>
          <table:table-cell table:style-name="Tabla3.D29" office:value-type="string">
            <text:p text:style-name="P75">CMCT</text:p>
            <text:p text:style-name="P75">CSC</text:p>
            <text:p text:style-name="P75"/>
          </table:table-cell>
          <table:table-cell table:style-name="Tabla3.E29" office:value-type="string">
            <text:p text:style-name="P75"/>
          </table:table-cell>
          <table:table-cell table:style-name="Tabla3.F29" office:value-type="string">
            <text:p text:style-name="P75"/>
          </table:table-cell>
          <table:table-cell table:style-name="Tabla3.G29" office:value-type="string">
            <text:p text:style-name="P75"/>
          </table:table-cell>
          <table:table-cell table:style-name="Tabla3.H29" office:value-type="string">
            <text:p text:style-name="P75"/>
          </table:table-cell>
        </table:table-row>
        <table:table-row table:style-name="Tabla3.1">
          <table:table-cell table:style-name="Tabla3.A31" table:number-rows-spanned="2" office:value-type="string">
            <text:p text:style-name="P27">Elements bàsics: vèrtexs, cares i arestes.</text:p>
            <text:p text:style-name="P27">Prismes, piràmides, cilindre, con i esfera.</text:p>
            <text:p text:style-name="P47"/>
          </table:table-cell>
          <table:table-cell table:style-name="Tabla3.B31" table:number-rows-spanned="2" office:value-type="string">
            <text:p text:style-name="P67">3rMAT.BL4.3 Classificar cossos geomètrics amb algun criteri (cares corbes o planes, vèrtexs, etc.), i utilitzar el vocabulari adequat a la seua maduresa, per a identificar-los en el seu entorn pròxim.<text:tab/></text:p>
          </table:table-cell>
          <table:table-cell table:style-name="Tabla3.C30" office:value-type="string">
            <text:p text:style-name="P52"><text:span text:style-name="T16">3rMAT.BL4.3.1 Construïx cubs, piràmides, prismes amb base rectangular i formes esfèriques, n’</text:span><text:span text:style-name="T9">identifica els elements </text:span><text:span text:style-name="T16">(cares, vèrtexs, arestes, etc.) i utilitza un </text:span><text:span text:style-name="T9">vocabulari adequat a la seua maduresa.</text:span></text:p>
          </table:table-cell>
          <table:table-cell table:style-name="Tabla3.D30" office:value-type="string">
            <text:p text:style-name="P75">CMCT</text:p>
            <text:p text:style-name="P75">CSC</text:p>
            <text:p text:style-name="P75">CD</text:p>
          </table:table-cell>
          <table:table-cell table:style-name="Tabla3.E30" office:value-type="string">
            <text:p text:style-name="P75"/>
          </table:table-cell>
          <table:table-cell table:style-name="Tabla3.F30" office:value-type="string">
            <text:p text:style-name="P75"/>
          </table:table-cell>
          <table:table-cell table:style-name="Tabla3.G30" office:value-type="string">
            <text:p text:style-name="P75"/>
          </table:table-cell>
          <table:table-cell table:style-name="Tabla3.H30" office:value-type="string">
            <text:p text:style-name="P75"/>
          </table:table-cell>
        </table:table-row>
        <table:table-row table:style-name="Tabla3.1">
          <table:covered-table-cell/>
          <table:covered-table-cell/>
          <table:table-cell table:style-name="Tabla3.C31" office:value-type="string">
            <text:p text:style-name="P65"><text:span text:style-name="T16">3rMAT.BL4.3.2 </text:span><text:span text:style-name="T9">Classifica cossos geomètrics</text:span><text:span text:style-name="T16"> amb algun criteri (cares corbes o planes, vèrtexs, etc.), i utilitza el vocabulari adequat a la seua maduresa, per a </text:span><text:span text:style-name="T9">identificar-los en el seu entorn pròxim</text:span><text:span text:style-name="T16">.</text:span></text:p>
          </table:table-cell>
          <table:table-cell table:style-name="Tabla3.D31" office:value-type="string">
            <text:p text:style-name="P75">CMCT</text:p>
            <text:p text:style-name="P75">CSC</text:p>
            <text:p text:style-name="P75">CD</text:p>
          </table:table-cell>
          <table:table-cell table:style-name="Tabla3.E31" office:value-type="string">
            <text:p text:style-name="P75"/>
          </table:table-cell>
          <table:table-cell table:style-name="Tabla3.F31" office:value-type="string">
            <text:p text:style-name="P75"/>
          </table:table-cell>
          <table:table-cell table:style-name="Tabla3.G31" office:value-type="string">
            <text:p text:style-name="P75"/>
          </table:table-cell>
          <table:table-cell table:style-name="Tabla3.H31" office:value-type="string">
            <text:p text:style-name="P75"/>
          </table:table-cell>
        </table:table-row>
        <table:table-row table:style-name="Tabla3.1">
          <table:table-cell table:style-name="Tabla3.A32" office:value-type="string">
            <text:p text:style-name="P36">Sistema de coordenades cartesianes.</text:p>
            <text:p text:style-name="P37">Girs a la dreta, a l’esquerra.</text:p>
            <text:p text:style-name="P46">Girs de 90º, 180º i 270º.<text:span text:style-name="T39">.</text:span></text:p>
          </table:table-cell>
          <table:table-cell table:style-name="Tabla3.B32" office:value-type="string">
            <text:p text:style-name="P66">3rMAT.BL4.4 Descriure el moviment d’un punt a un altre, amb desplaçaments horitzontals i verticals en una situació d’aula o joc sobre una quadrícula, <text:soft-page-break/>laberint, camins, etc.</text:p>
          </table:table-cell>
          <table:table-cell table:style-name="Tabla3.C32" office:value-type="string">
            <text:p text:style-name="P49"><text:span text:style-name="T3">3rMAT.BL4.4.1 </text:span><text:span text:style-name="T8">Descriu el moviment</text:span><text:span text:style-name="T3"> d’un punt a un altre, amb desplaçaments horitzontals i verticals en una situació d’aula o joc sobre una quadrícula, </text:span><text:soft-page-break/><text:span text:style-name="T3">laberint, camins, etc.</text:span></text:p>
          </table:table-cell>
          <table:table-cell table:style-name="Tabla3.D32" office:value-type="string">
            <text:p text:style-name="P75">CMCT</text:p>
            <text:p text:style-name="P75">CCLI</text:p>
          </table:table-cell>
          <table:table-cell table:style-name="Tabla3.E32" office:value-type="string">
            <text:p text:style-name="P75"/>
          </table:table-cell>
          <table:table-cell table:style-name="Tabla3.F32" office:value-type="string">
            <text:p text:style-name="P75"/>
          </table:table-cell>
          <table:table-cell table:style-name="Tabla3.G32" office:value-type="string">
            <text:p text:style-name="P75"/>
          </table:table-cell>
          <table:table-cell table:style-name="Tabla3.H32" office:value-type="string">
            <text:p text:style-name="P75"/>
          </table:table-cell>
        </table:table-row>
        <table:table-row table:style-name="Tabla3.1">
          <table:table-cell table:style-name="Tabla3.A34" table:number-rows-spanned="2" office:value-type="string">
            <text:p text:style-name="P51">Tots els continguts del bloc del nivell educatiu. </text:p>
          </table:table-cell>
          <table:table-cell table:style-name="Tabla3.B34" table:number-rows-spanned="2" office:value-type="string">
            <text:p text:style-name="P72">3rMAT.BL4.5 Respectar algunes de les manifestacions artístiques més significatives en què apareixen els elements geomètrics del nivell com ara obres pictòriques, fotografies, gravats, il·lustracions, còmics, disseny gràfic i publicitat, i expressar de manera dialogada les opinions i preferències.</text:p>
          </table:table-cell>
          <table:table-cell table:style-name="Tabla3.C33" office:value-type="string">
            <text:p text:style-name="P71"><text:span text:style-name="T3">3rMAT.BL</text:span><text:span text:style-name="T21">4.5.1 Identifica algunes de les manifestacions artístiques més significatives en què apareixen els elements geomètrics del nivell com ara </text:span><text:span text:style-name="T13">obres pictòriques, fotografies, gravats, il·lustracions, còmics, disseny gràfic i publicitat</text:span><text:span text:style-name="T21">.</text:span></text:p>
          </table:table-cell>
          <table:table-cell table:style-name="Tabla3.D33" office:value-type="string">
            <text:p text:style-name="P75">CEC </text:p>
            <text:p text:style-name="P75"/>
          </table:table-cell>
          <table:table-cell table:style-name="Tabla3.E33" office:value-type="string">
            <text:p text:style-name="P75"/>
          </table:table-cell>
          <table:table-cell table:style-name="Tabla3.F33" office:value-type="string">
            <text:p text:style-name="P75"/>
          </table:table-cell>
          <table:table-cell table:style-name="Tabla3.G33" office:value-type="string">
            <text:p text:style-name="P75"/>
          </table:table-cell>
          <table:table-cell table:style-name="Tabla3.H33" office:value-type="string">
            <text:p text:style-name="P75"/>
          </table:table-cell>
        </table:table-row>
        <table:table-row table:style-name="Tabla3.1">
          <table:covered-table-cell/>
          <table:covered-table-cell/>
          <table:table-cell table:style-name="Tabla3.C34" office:value-type="string">
            <text:p text:style-name="P71"><text:span text:style-name="T3">3rMAT.BL</text:span><text:span text:style-name="T21">4.5.2 </text:span><text:span text:style-name="T3">Respecta</text:span><text:span text:style-name="T21"> les manifestacions artístiques més significatives </text:span><text:span text:style-name="T13">realitzades per diferents</text:span><text:span text:style-name="T21"> </text:span><text:span text:style-name="T13">artistes </text:span><text:span text:style-name="T21">en què apareixen els elements geomètrics del nivell i expressa les seues </text:span><text:span text:style-name="T13">opinions i preferències.</text:span></text:p>
          </table:table-cell>
          <table:table-cell table:style-name="Tabla3.D34" office:value-type="string">
            <text:p text:style-name="P75">CSC</text:p>
          </table:table-cell>
          <table:table-cell table:style-name="Tabla3.E34" office:value-type="string">
            <text:p text:style-name="P75"/>
          </table:table-cell>
          <table:table-cell table:style-name="Tabla3.F34" office:value-type="string">
            <text:p text:style-name="P75"/>
          </table:table-cell>
          <table:table-cell table:style-name="Tabla3.G34" office:value-type="string">
            <text:p text:style-name="P75"/>
          </table:table-cell>
          <table:table-cell table:style-name="Tabla3.H34" office:value-type="string">
            <text:p text:style-name="P75"/>
          </table:table-cell>
        </table:table-row>
        <table:table-row table:style-name="Tabla3.13">
          <table:table-cell table:style-name="Tabla3.A2" table:number-columns-spanned="8" office:value-type="string">
            <text:p text:style-name="P55">BLOC 5. ESTADÍSTICA I PROBABILIT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4" office:value-type="string">
            <text:p text:style-name="P80">CONTINGUTS</text:p>
          </table:table-cell>
          <table:table-cell table:style-name="Tabla3.B14" office:value-type="string">
            <text:p text:style-name="P79">CRITERIS D’AVALUACIÓ</text:p>
          </table:table-cell>
          <table:table-cell table:style-name="Tabla3.B14" office:value-type="string">
            <text:p text:style-name="P79">INDICADORS D’ÈXIT</text:p>
          </table:table-cell>
          <table:table-cell table:style-name="Tabla3.B14" office:value-type="string">
            <text:p text:style-name="P79">CCLV</text:p>
          </table:table-cell>
          <table:table-cell table:style-name="Tabla3.B14" office:value-type="string">
            <text:p text:style-name="P81">1<text:span text:style-name="T39">r</text:span> T</text:p>
          </table:table-cell>
          <table:table-cell table:style-name="Tabla3.B14" office:value-type="string">
            <text:p text:style-name="P81">2<text:span text:style-name="T39">n</text:span> T</text:p>
          </table:table-cell>
          <table:table-cell table:style-name="Tabla3.B14" office:value-type="string">
            <text:p text:style-name="P81">3<text:span text:style-name="T39">r</text:span> T</text:p>
          </table:table-cell>
          <table:table-cell table:style-name="Tabla3.H14" office:value-type="string">
            <text:p text:style-name="P81">FIN</text:p>
          </table:table-cell>
        </table:table-row>
        <table:table-row table:style-name="Tabla3.1">
          <table:table-cell table:style-name="Tabla3.A4" office:value-type="string">
            <text:p text:style-name="P30">Disseny d’enquestes per a comparar distints hàbits de l’alumnat. <text:s text:c="2"/></text:p>
            <text:p text:style-name="P31">Arreplega i classificació de dades qualitatives i quantitatives. </text:p>
            <text:p text:style-name="P41"><text:span text:style-name="T33">Realització</text:span><text:span text:style-name="T23"> i anàlisi</text:span><text:span text:style-name="T33"> de taules de dades i diagrames de barres.</text:span></text:p>
            <text:p text:style-name="P31">Resolució de problemes d’estadística relacionats amb objectes, fets i situacions de la vida quotidiana, comunicant oralment o per escrit el procés seguit en la resolució i les conclusions.</text:p>
            <text:p text:style-name="P59">Informe bàsic d’una enquesta.</text:p>
          </table:table-cell>
          <table:table-cell table:style-name="Tabla3.A4" office:value-type="string">
            <text:p text:style-name="P52"><text:span text:style-name="T3">3rMAT.BL5.1 Recollir i registrar en una taula o en un diagrama de barres la informació recollida en una enquesta de tres preguntes com a màxim relacionades amb hàbits personals (per exemple, de salut: quantes vegades et llaves les dents al dia?, quantes vegades a la setmana practiques esport?, etc.), realitzada individualment o en equip, per a llegir</text:span><text:span text:style-name="T22"> i interpretar la informació obtinguda i contrastar-la en el grup aula.</text:span></text:p>
          </table:table-cell>
          <table:table-cell table:style-name="Tabla3.A4" office:value-type="string">
            <text:p text:style-name="P57"><text:span text:style-name="T19">3rMAT.BL5.1.1 Recull i registra en una taula o en un diagrama de barres </text:span><text:span text:style-name="T11">la informació </text:span><text:span text:style-name="T12">arreplegada</text:span><text:span text:style-name="T11"> en una enquesta de tres preguntes com a màxim</text:span><text:span text:style-name="T19"> </text:span><text:span text:style-name="T11">relacionades amb hàbits personals</text:span><text:span text:style-name="T19"> (per exemple, de salut: quantes vegades et </text:span><text:span text:style-name="T20">raspalles</text:span><text:span text:style-name="T19"> les dents al dia?, quantes vegades a la setmana practiques esport?...</text:span><text:span text:style-name="T20">)</text:span><text:span text:style-name="T19">, realitzada individualment o en equip, per a llegir</text:span><text:span text:style-name="T17"> i interpretar la informació obtinguda i contrastar-la amb </text:span><text:span text:style-name="T19">la que han obtingut els companys.</text:span></text:p>
          </table:table-cell>
          <table:table-cell table:style-name="Tabla3.A4" office:value-type="string">
            <text:p text:style-name="P75">CMCT</text:p>
            <text:p text:style-name="P75">CCLI</text:p>
            <text:p text:style-name="P75">CAA</text:p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A4" office:value-type="string">
            <text:p text:style-name="P75"/>
          </table:table-cell>
          <table:table-cell table:style-name="Tabla3.H4" office:value-type="string">
            <text:p text:style-name="P75"/>
          </table:table-cell>
        </table:table-row>
        <table:table-row table:style-name="Tabla3.1">
          <table:table-cell table:style-name="Tabla3.A38" office:value-type="string">
            <text:p text:style-name="P30">Predicció del resultat d’experiències simples de l’atzar.</text:p>
            <text:p text:style-name="P41"><text:span text:style-name="T33">Utilitzar llenguatge propi de l’atzar: molt </text:span><text:span text:style-name="T35">probable</text:span><text:span text:style-name="T33">, </text:span><text:span text:style-name="T35">probable</text:span><text:span text:style-name="T33">, </text:span><text:span text:style-name="T35">poc probable</text:span><text:span text:style-name="T33">, </text:span><text:span text:style-name="T35">possible</text:span><text:span text:style-name="T33"> i </text:span><text:span text:style-name="T35">impossible</text:span><text:span text:style-name="T33">,</text:span></text:p>
            <text:p text:style-name="P31">Caràcter aleatori d’algunes experiències.</text:p>
            <text:p text:style-name="P31">Comparació de probabilitats en experiències senzilles.</text:p>
            <text:p text:style-name="P14">Resolució de problemes d’experiències <text:soft-page-break/>simples de probabilitat per a refermar els continguts del nivell.</text:p>
          </table:table-cell>
          <table:table-cell table:style-name="Tabla3.B38" office:value-type="string">
            <text:p text:style-name="P12"><text:span text:style-name="T33">3rMAT.BL5.2 Predir el resultat d’experiències simples de probabilitat a partir de l’observació (per exemple, traure un set al llançar un dau, traure un u al llançar un dau, obtindre un sis al sumar els resultats de dos daus), comprovar posteriorment les prediccions amb l’ajuda de materials concrets (daus, cartes de nombres, trompitxols...) </text:span><text:span text:style-name="T34">i</text:span><text:span text:style-name="T33"> utilitzar les </text:span><text:soft-page-break/><text:span text:style-name="T33">expressions </text:span><text:span text:style-name="T35">molt probable</text:span><text:span text:style-name="T33">, </text:span><text:span text:style-name="T35">probable</text:span><text:span text:style-name="T33">, </text:span><text:span text:style-name="T35">poc probable</text:span><text:span text:style-name="T33">, </text:span><text:span text:style-name="T35">possible</text:span><text:span text:style-name="T33"> i </text:span><text:span text:style-name="T35">impossible</text:span><text:span text:style-name="T33">, per a comparar entre diferents successos d’experiències de l’atzar.</text:span></text:p>
          </table:table-cell>
          <table:table-cell table:style-name="Tabla3.C38" office:value-type="string">
            <text:p text:style-name="P11"><text:span text:style-name="T3">3rMAT.BL5.2.</text:span><text:span text:style-name="T4">1</text:span><text:span text:style-name="T3"> </text:span><text:span text:style-name="T8">Prediu el resultat d’experiències simples de probabilitat a partir de l’observació</text:span><text:span text:style-name="T3"> (per exemple, traure un set en llançar un dau, traure un u </text:span><text:span text:style-name="T7">en</text:span><text:span text:style-name="T3"> llançar un dau, obtindre un sis en sumar els resultats de dos daus, etc.), en comprova posteriorment les prediccions amb l’ajuda de materials concrets (daus, cartes de </text:span><text:soft-page-break/><text:span text:style-name="T33">nombres</text:span><text:span text:style-name="T3">, trompitxols, etc.) i utilitza les expressions </text:span><text:span text:style-name="T25">molt probable, probable, poc probable, possible i impossible</text:span><text:span text:style-name="T3"> per a comparar entre diferents successos d’experiències de l’atzar.</text:span></text:p>
          </table:table-cell>
          <table:table-cell table:style-name="Tabla3.D38" office:value-type="string">
            <text:p text:style-name="P75">CMCT</text:p>
            <text:p text:style-name="P75">CCLI</text:p>
          </table:table-cell>
          <table:table-cell table:style-name="Tabla3.E38" office:value-type="string">
            <text:p text:style-name="P75"/>
          </table:table-cell>
          <table:table-cell table:style-name="Tabla3.F38" office:value-type="string">
            <text:p text:style-name="P75"/>
          </table:table-cell>
          <table:table-cell table:style-name="Tabla3.G38" office:value-type="string">
            <text:p text:style-name="P75"/>
          </table:table-cell>
          <table:table-cell table:style-name="Tabla3.H38" office:value-type="string">
            <text:p text:style-name="P75"/>
          </table:table-cell>
        </table:table-row>
      </table:table>
      <text:p text:style-name="P32"/>
      <text:p text:style-name="P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Calibri2" svg:font-family="Calibri" style:font-family-generic="swiss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ZUHCBF+ArialMT1" svg:font-family="ZUHCBF+ArialMT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1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O-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hidden="true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Standard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competencias" style:family="paragraph" style:parent-style-name="Table_20_Contents">
      <style:paragraph-properties style:line-height-at-least="0.353cm" fo:text-align="center" style:justify-single-word="false" style:vertical-align="auto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gris" style:family="paragraph" style:parent-style-name="Table_20_Contents">
      <style:paragraph-properties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Pa5" style:family="paragraph" style:parent-style-name="Standard">
      <style:text-properties fo:color="#000000"/>
    </style:style>
    <style:style style:name="Pa7" style:family="paragraph" style:parent-style-name="Standard">
      <style:text-properties fo:color="#000000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1111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Fuente_20_de_20_párrafo_20_predeter.1" style:display-name="WW-Fuente de párrafo predeter.1" style:family="text"/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WW-Fuente_20_de_20_párrafo_20_predeter." style:display-name="WW-Fuente de párrafo predeter." style:family="text"/>
    <style:style style:name="A7" style:family="text">
      <style:text-properties fo:color="#000000" style:font-name="Zapf Dingbats ITC" fo:font-family="'Zapf Dingbats ITC'" style:font-family-generic="roman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a" fo:country="ES"/>
    </style:style>
    <style:style style:name="M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7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70.19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70.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span text:style-name="MT1"><text:s text:c="26"/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8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3_" style:display-name="3" style:page-layout-name="Mpm3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4_" style:display-name="4" style:page-layout-name="Mpm4" style:next-style-name="_37_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5_" style:display-name="5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6_" style:display-name="6" style:page-layout-name="Mpm6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7_" style:display-name="7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IL D’ÀREA </dc:title>
    <meta:creation-date>2014-11-13T12:46:01.636000000</meta:creation-date>
    <dc:date>2016-07-31T02:33:44.975723040</dc:date>
    <meta:editing-cycles>195</meta:editing-cycles>
    <meta:editing-duration>PT19H40M42S</meta:editing-duration>
    <meta:generator>LibreOffice/4.2.8.2$Linux_X86_64 LibreOffice_project/420m0$Build-2</meta:generator>
    <meta:document-statistic meta:table-count="1" meta:image-count="0" meta:object-count="0" meta:page-count="8" meta:paragraph-count="250" meta:word-count="2895" meta:character-count="19741" meta:non-whitespace-character-count="17018"/>
  </office:meta>
</office:document-meta>
</file>